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.955cm" svg:y="30.706cm">
            <draw:object draw:notify-on-update-of-ranges="Hoja1.H2:Hoja1.H67 Hoja1.I1:Hoja1.I1 Hoja1.I2:Hoja1.I67 Hoja1.J1:Hoja1.J1 Hoja1.J2:Hoja1.J67 Hoja1.K1:Hoja1.K1 Hoja1.K2:Hoja1.K6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"/>
        <table:table-column table:style-name="co3" table:default-cell-style-name="Default"/>
        <table:table-column table:style-name="co3" table:number-columns-repeated="3" table:default-cell-style-name="ce1"/>
        <table:table-row table:style-name="ro1">
          <table:table-cell office:value-type="string">
            <text:p>milli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Xg</text:p>
          </table:table-cell>
          <table:table-cell table:style-name="Default" office:value-type="string">
            <text:p>Yg</text:p>
          </table:table-cell>
          <table:table-cell table:style-name="Default" office:value-type="string">
            <text:p>Zg</text:p>
          </table:table-cell>
          <table:table-cell office:value-type="string">
            <text:p>t(s)</text:p>
          </table:table-cell>
          <table:table-cell table:style-name="Default" office:value-type="string">
            <text:p>Xms2</text:p>
          </table:table-cell>
          <table:table-cell table:style-name="Default" office:value-type="string">
            <text:p>Yms2</text:p>
          </table:table-cell>
          <table:table-cell table:style-name="Default" office:value-type="string">
            <text:p>Zms2</text:p>
          </table:table-cell>
        </table:table-row>
        <table:table-row table:style-name="ro1">
          <table:table-cell office:value-type="float" office:value="15911">
            <text:p>15911</text:p>
          </table:table-cell>
          <table:table-cell office:value-type="float" office:value="337">
            <text:p>337</text:p>
          </table:table-cell>
          <table:table-cell office:value-type="float" office:value="339">
            <text:p>339</text:p>
          </table:table-cell>
          <table:table-cell office:value-type="float" office:value="420">
            <text:p>420</text:p>
          </table:table-cell>
          <table:table-cell table:formula="of:=[.B2]*3.223/360" office:value-type="float" office:value="3.01708611111111">
            <text:p>3,017</text:p>
          </table:table-cell>
          <table:table-cell table:formula="of:=[.C2]*3.223/360" office:value-type="float" office:value="3.03499166666667">
            <text:p>3,035</text:p>
          </table:table-cell>
          <table:table-cell table:formula="of:=[.D2]*3.223/360" office:value-type="float" office:value="3.76016666666667">
            <text:p>3,760</text:p>
          </table:table-cell>
          <table:table-cell table:formula="of:=[.A2]/1000" office:value-type="float" office:value="15.911">
            <text:p>15,911</text:p>
          </table:table-cell>
          <table:table-cell table:formula="of:=[.E2]*9.8" office:value-type="float" office:value="29.5674438888889">
            <text:p>29,567</text:p>
          </table:table-cell>
          <table:table-cell table:formula="of:=[.F2]*9.8" office:value-type="float" office:value="29.7429183333333">
            <text:p>29,743</text:p>
          </table:table-cell>
          <table:table-cell table:formula="of:=[.G2]*9.8" office:value-type="float" office:value="36.8496333333333">
            <text:p>36,850</text:p>
          </table:table-cell>
        </table:table-row>
        <table:table-row table:style-name="ro1">
          <table:table-cell office:value-type="float" office:value="16162">
            <text:p>16162</text:p>
          </table:table-cell>
          <table:table-cell office:value-type="float" office:value="513">
            <text:p>513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3]*3.223/360" office:value-type="float" office:value="4.592775">
            <text:p>4,593</text:p>
          </table:table-cell>
          <table:table-cell table:formula="of:=[.C3]*3.223/360" office:value-type="float" office:value="4.53905833333333">
            <text:p>4,539</text:p>
          </table:table-cell>
          <table:table-cell table:formula="of:=[.D3]*3.223/360" office:value-type="float" office:value="5.41643055555556">
            <text:p>5,416</text:p>
          </table:table-cell>
          <table:table-cell table:formula="of:=[.A3]/1000" office:value-type="float" office:value="16.162">
            <text:p>16,162</text:p>
          </table:table-cell>
          <table:table-cell table:formula="of:=[.E3]*9.8" office:value-type="float" office:value="45.009195">
            <text:p>45,009</text:p>
          </table:table-cell>
          <table:table-cell table:formula="of:=[.F3]*9.8" office:value-type="float" office:value="44.4827716666667">
            <text:p>44,483</text:p>
          </table:table-cell>
          <table:table-cell table:formula="of:=[.G3]*9.8" office:value-type="float" office:value="53.0810194444444">
            <text:p>53,081</text:p>
          </table:table-cell>
        </table:table-row>
        <table:table-row table:style-name="ro1">
          <table:table-cell office:value-type="float" office:value="16413">
            <text:p>16413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]*3.223/360" office:value-type="float" office:value="4.60172777777778">
            <text:p>4,602</text:p>
          </table:table-cell>
          <table:table-cell table:formula="of:=[.C4]*3.223/360" office:value-type="float" office:value="4.53905833333333">
            <text:p>4,539</text:p>
          </table:table-cell>
          <table:table-cell table:formula="of:=[.D4]*3.223/360" office:value-type="float" office:value="5.41643055555556">
            <text:p>5,416</text:p>
          </table:table-cell>
          <table:table-cell table:formula="of:=[.A4]/1000" office:value-type="float" office:value="16.413">
            <text:p>16,413</text:p>
          </table:table-cell>
          <table:table-cell table:formula="of:=[.E4]*9.8" office:value-type="float" office:value="45.0969322222222">
            <text:p>45,097</text:p>
          </table:table-cell>
          <table:table-cell table:formula="of:=[.F4]*9.8" office:value-type="float" office:value="44.4827716666667">
            <text:p>44,483</text:p>
          </table:table-cell>
          <table:table-cell table:formula="of:=[.G4]*9.8" office:value-type="float" office:value="53.0810194444444">
            <text:p>53,081</text:p>
          </table:table-cell>
        </table:table-row>
        <table:table-row table:style-name="ro1">
          <table:table-cell office:value-type="float" office:value="16665">
            <text:p>16665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]*3.223/360" office:value-type="float" office:value="4.60172777777778">
            <text:p>4,602</text:p>
          </table:table-cell>
          <table:table-cell table:formula="of:=[.C5]*3.223/360" office:value-type="float" office:value="4.53905833333333">
            <text:p>4,539</text:p>
          </table:table-cell>
          <table:table-cell table:formula="of:=[.D5]*3.223/360" office:value-type="float" office:value="5.41643055555556">
            <text:p>5,416</text:p>
          </table:table-cell>
          <table:table-cell table:formula="of:=[.A5]/1000" office:value-type="float" office:value="16.665">
            <text:p>16,665</text:p>
          </table:table-cell>
          <table:table-cell table:formula="of:=[.E5]*9.8" office:value-type="float" office:value="45.0969322222222">
            <text:p>45,097</text:p>
          </table:table-cell>
          <table:table-cell table:formula="of:=[.F5]*9.8" office:value-type="float" office:value="44.4827716666667">
            <text:p>44,483</text:p>
          </table:table-cell>
          <table:table-cell table:formula="of:=[.G5]*9.8" office:value-type="float" office:value="53.0810194444444">
            <text:p>53,081</text:p>
          </table:table-cell>
        </table:table-row>
        <table:table-row table:style-name="ro1">
          <table:table-cell office:value-type="float" office:value="16916">
            <text:p>16916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]*3.223/360" office:value-type="float" office:value="4.60172777777778">
            <text:p>4,602</text:p>
          </table:table-cell>
          <table:table-cell table:formula="of:=[.C6]*3.223/360" office:value-type="float" office:value="4.53905833333333">
            <text:p>4,539</text:p>
          </table:table-cell>
          <table:table-cell table:formula="of:=[.D6]*3.223/360" office:value-type="float" office:value="5.41643055555556">
            <text:p>5,416</text:p>
          </table:table-cell>
          <table:table-cell table:formula="of:=[.A6]/1000" office:value-type="float" office:value="16.916">
            <text:p>16,916</text:p>
          </table:table-cell>
          <table:table-cell table:formula="of:=[.E6]*9.8" office:value-type="float" office:value="45.0969322222222">
            <text:p>45,097</text:p>
          </table:table-cell>
          <table:table-cell table:formula="of:=[.F6]*9.8" office:value-type="float" office:value="44.4827716666667">
            <text:p>44,483</text:p>
          </table:table-cell>
          <table:table-cell table:formula="of:=[.G6]*9.8" office:value-type="float" office:value="53.0810194444444">
            <text:p>53,081</text:p>
          </table:table-cell>
        </table:table-row>
        <table:table-row table:style-name="ro1">
          <table:table-cell office:value-type="float" office:value="17167">
            <text:p>17167</text:p>
          </table:table-cell>
          <table:table-cell office:value-type="float" office:value="514">
            <text:p>514</text:p>
          </table:table-cell>
          <table:table-cell office:value-type="float" office:value="508">
            <text:p>508</text:p>
          </table:table-cell>
          <table:table-cell office:value-type="float" office:value="605">
            <text:p>605</text:p>
          </table:table-cell>
          <table:table-cell table:formula="of:=[.B7]*3.223/360" office:value-type="float" office:value="4.60172777777778">
            <text:p>4,602</text:p>
          </table:table-cell>
          <table:table-cell table:formula="of:=[.C7]*3.223/360" office:value-type="float" office:value="4.54801111111111">
            <text:p>4,548</text:p>
          </table:table-cell>
          <table:table-cell table:formula="of:=[.D7]*3.223/360" office:value-type="float" office:value="5.41643055555556">
            <text:p>5,416</text:p>
          </table:table-cell>
          <table:table-cell table:formula="of:=[.A7]/1000" office:value-type="float" office:value="17.167">
            <text:p>17,167</text:p>
          </table:table-cell>
          <table:table-cell table:formula="of:=[.E7]*9.8" office:value-type="float" office:value="45.0969322222222">
            <text:p>45,097</text:p>
          </table:table-cell>
          <table:table-cell table:formula="of:=[.F7]*9.8" office:value-type="float" office:value="44.5705088888889">
            <text:p>44,571</text:p>
          </table:table-cell>
          <table:table-cell table:formula="of:=[.G7]*9.8" office:value-type="float" office:value="53.0810194444444">
            <text:p>53,081</text:p>
          </table:table-cell>
        </table:table-row>
        <table:table-row table:style-name="ro1">
          <table:table-cell office:value-type="float" office:value="17419">
            <text:p>17419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8]*3.223/360" office:value-type="float" office:value="4.60172777777778">
            <text:p>4,602</text:p>
          </table:table-cell>
          <table:table-cell table:formula="of:=[.C8]*3.223/360" office:value-type="float" office:value="4.53905833333333">
            <text:p>4,539</text:p>
          </table:table-cell>
          <table:table-cell table:formula="of:=[.D8]*3.223/360" office:value-type="float" office:value="5.41643055555556">
            <text:p>5,416</text:p>
          </table:table-cell>
          <table:table-cell table:formula="of:=[.A8]/1000" office:value-type="float" office:value="17.419">
            <text:p>17,419</text:p>
          </table:table-cell>
          <table:table-cell table:formula="of:=[.E8]*9.8" office:value-type="float" office:value="45.0969322222222">
            <text:p>45,097</text:p>
          </table:table-cell>
          <table:table-cell table:formula="of:=[.F8]*9.8" office:value-type="float" office:value="44.4827716666667">
            <text:p>44,483</text:p>
          </table:table-cell>
          <table:table-cell table:formula="of:=[.G8]*9.8" office:value-type="float" office:value="53.0810194444444">
            <text:p>53,081</text:p>
          </table:table-cell>
        </table:table-row>
        <table:table-row table:style-name="ro1">
          <table:table-cell office:value-type="float" office:value="17670">
            <text:p>17670</text:p>
          </table:table-cell>
          <table:table-cell office:value-type="float" office:value="514">
            <text:p>514</text:p>
          </table:table-cell>
          <table:table-cell office:value-type="float" office:value="508">
            <text:p>508</text:p>
          </table:table-cell>
          <table:table-cell office:value-type="float" office:value="605">
            <text:p>605</text:p>
          </table:table-cell>
          <table:table-cell table:formula="of:=[.B9]*3.223/360" office:value-type="float" office:value="4.60172777777778">
            <text:p>4,602</text:p>
          </table:table-cell>
          <table:table-cell table:formula="of:=[.C9]*3.223/360" office:value-type="float" office:value="4.54801111111111">
            <text:p>4,548</text:p>
          </table:table-cell>
          <table:table-cell table:formula="of:=[.D9]*3.223/360" office:value-type="float" office:value="5.41643055555556">
            <text:p>5,416</text:p>
          </table:table-cell>
          <table:table-cell table:formula="of:=[.A9]/1000" office:value-type="float" office:value="17.67">
            <text:p>17,67</text:p>
          </table:table-cell>
          <table:table-cell table:formula="of:=[.E9]*9.8" office:value-type="float" office:value="45.0969322222222">
            <text:p>45,097</text:p>
          </table:table-cell>
          <table:table-cell table:formula="of:=[.F9]*9.8" office:value-type="float" office:value="44.5705088888889">
            <text:p>44,571</text:p>
          </table:table-cell>
          <table:table-cell table:formula="of:=[.G9]*9.8" office:value-type="float" office:value="53.0810194444444">
            <text:p>53,081</text:p>
          </table:table-cell>
        </table:table-row>
        <table:table-row table:style-name="ro1">
          <table:table-cell office:value-type="float" office:value="17921">
            <text:p>17921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10]*3.223/360" office:value-type="float" office:value="4.60172777777778">
            <text:p>4,602</text:p>
          </table:table-cell>
          <table:table-cell table:formula="of:=[.C10]*3.223/360" office:value-type="float" office:value="4.53905833333333">
            <text:p>4,539</text:p>
          </table:table-cell>
          <table:table-cell table:formula="of:=[.D10]*3.223/360" office:value-type="float" office:value="5.41643055555556">
            <text:p>5,416</text:p>
          </table:table-cell>
          <table:table-cell table:formula="of:=[.A10]/1000" office:value-type="float" office:value="17.921">
            <text:p>17,921</text:p>
          </table:table-cell>
          <table:table-cell table:formula="of:=[.E10]*9.8" office:value-type="float" office:value="45.0969322222222">
            <text:p>45,097</text:p>
          </table:table-cell>
          <table:table-cell table:formula="of:=[.F10]*9.8" office:value-type="float" office:value="44.4827716666667">
            <text:p>44,483</text:p>
          </table:table-cell>
          <table:table-cell table:formula="of:=[.G10]*9.8" office:value-type="float" office:value="53.0810194444444">
            <text:p>53,081</text:p>
          </table:table-cell>
        </table:table-row>
        <table:table-row table:style-name="ro1">
          <table:table-cell office:value-type="float" office:value="18172">
            <text:p>18172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11]*3.223/360" office:value-type="float" office:value="4.60172777777778">
            <text:p>4,602</text:p>
          </table:table-cell>
          <table:table-cell table:formula="of:=[.C11]*3.223/360" office:value-type="float" office:value="4.53905833333333">
            <text:p>4,539</text:p>
          </table:table-cell>
          <table:table-cell table:formula="of:=[.D11]*3.223/360" office:value-type="float" office:value="5.41643055555556">
            <text:p>5,416</text:p>
          </table:table-cell>
          <table:table-cell table:formula="of:=[.A11]/1000" office:value-type="float" office:value="18.172">
            <text:p>18,172</text:p>
          </table:table-cell>
          <table:table-cell table:formula="of:=[.E11]*9.8" office:value-type="float" office:value="45.0969322222222">
            <text:p>45,097</text:p>
          </table:table-cell>
          <table:table-cell table:formula="of:=[.F11]*9.8" office:value-type="float" office:value="44.4827716666667">
            <text:p>44,483</text:p>
          </table:table-cell>
          <table:table-cell table:formula="of:=[.G11]*9.8" office:value-type="float" office:value="53.0810194444444">
            <text:p>53,081</text:p>
          </table:table-cell>
        </table:table-row>
        <table:table-row table:style-name="ro1">
          <table:table-cell office:value-type="float" office:value="18423">
            <text:p>18423</text:p>
          </table:table-cell>
          <table:table-cell office:value-type="float" office:value="514">
            <text:p>514</text:p>
          </table:table-cell>
          <table:table-cell office:value-type="float" office:value="508">
            <text:p>508</text:p>
          </table:table-cell>
          <table:table-cell office:value-type="float" office:value="605">
            <text:p>605</text:p>
          </table:table-cell>
          <table:table-cell table:formula="of:=[.B12]*3.223/360" office:value-type="float" office:value="4.60172777777778">
            <text:p>4,602</text:p>
          </table:table-cell>
          <table:table-cell table:formula="of:=[.C12]*3.223/360" office:value-type="float" office:value="4.54801111111111">
            <text:p>4,548</text:p>
          </table:table-cell>
          <table:table-cell table:formula="of:=[.D12]*3.223/360" office:value-type="float" office:value="5.41643055555556">
            <text:p>5,416</text:p>
          </table:table-cell>
          <table:table-cell table:formula="of:=[.A12]/1000" office:value-type="float" office:value="18.423">
            <text:p>18,423</text:p>
          </table:table-cell>
          <table:table-cell table:formula="of:=[.E12]*9.8" office:value-type="float" office:value="45.0969322222222">
            <text:p>45,097</text:p>
          </table:table-cell>
          <table:table-cell table:formula="of:=[.F12]*9.8" office:value-type="float" office:value="44.5705088888889">
            <text:p>44,571</text:p>
          </table:table-cell>
          <table:table-cell table:formula="of:=[.G12]*9.8" office:value-type="float" office:value="53.0810194444444">
            <text:p>53,081</text:p>
          </table:table-cell>
        </table:table-row>
        <table:table-row table:style-name="ro1">
          <table:table-cell office:value-type="float" office:value="18674">
            <text:p>18674</text:p>
          </table:table-cell>
          <table:table-cell office:value-type="float" office:value="543">
            <text:p>543</text:p>
          </table:table-cell>
          <table:table-cell office:value-type="float" office:value="498">
            <text:p>498</text:p>
          </table:table-cell>
          <table:table-cell office:value-type="float" office:value="606">
            <text:p>606</text:p>
          </table:table-cell>
          <table:table-cell table:formula="of:=[.B13]*3.223/360" office:value-type="float" office:value="4.86135833333333">
            <text:p>4,861</text:p>
          </table:table-cell>
          <table:table-cell table:formula="of:=[.C13]*3.223/360" office:value-type="float" office:value="4.45848333333333">
            <text:p>4,458</text:p>
          </table:table-cell>
          <table:table-cell table:formula="of:=[.D13]*3.223/360" office:value-type="float" office:value="5.42538333333333">
            <text:p>5,425</text:p>
          </table:table-cell>
          <table:table-cell table:formula="of:=[.A13]/1000" office:value-type="float" office:value="18.674">
            <text:p>18,674</text:p>
          </table:table-cell>
          <table:table-cell table:formula="of:=[.E13]*9.8" office:value-type="float" office:value="47.6413116666667">
            <text:p>47,641</text:p>
          </table:table-cell>
          <table:table-cell table:formula="of:=[.F13]*9.8" office:value-type="float" office:value="43.6931366666667">
            <text:p>43,693</text:p>
          </table:table-cell>
          <table:table-cell table:formula="of:=[.G13]*9.8" office:value-type="float" office:value="53.1687566666667">
            <text:p>53,169</text:p>
          </table:table-cell>
        </table:table-row>
        <table:table-row table:style-name="ro1">
          <table:table-cell office:value-type="float" office:value="18926">
            <text:p>18926</text:p>
          </table:table-cell>
          <table:table-cell office:value-type="float" office:value="513">
            <text:p>513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14]*3.223/360" office:value-type="float" office:value="4.592775">
            <text:p>4,593</text:p>
          </table:table-cell>
          <table:table-cell table:formula="of:=[.C14]*3.223/360" office:value-type="float" office:value="4.53905833333333">
            <text:p>4,539</text:p>
          </table:table-cell>
          <table:table-cell table:formula="of:=[.D14]*3.223/360" office:value-type="float" office:value="5.41643055555556">
            <text:p>5,416</text:p>
          </table:table-cell>
          <table:table-cell table:formula="of:=[.A14]/1000" office:value-type="float" office:value="18.926">
            <text:p>18,926</text:p>
          </table:table-cell>
          <table:table-cell table:formula="of:=[.E14]*9.8" office:value-type="float" office:value="45.009195">
            <text:p>45,009</text:p>
          </table:table-cell>
          <table:table-cell table:formula="of:=[.F14]*9.8" office:value-type="float" office:value="44.4827716666667">
            <text:p>44,483</text:p>
          </table:table-cell>
          <table:table-cell table:formula="of:=[.G14]*9.8" office:value-type="float" office:value="53.0810194444444">
            <text:p>53,081</text:p>
          </table:table-cell>
        </table:table-row>
        <table:table-row table:style-name="ro1">
          <table:table-cell office:value-type="float" office:value="19177">
            <text:p>19177</text:p>
          </table:table-cell>
          <table:table-cell office:value-type="float" office:value="513">
            <text:p>513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15]*3.223/360" office:value-type="float" office:value="4.592775">
            <text:p>4,593</text:p>
          </table:table-cell>
          <table:table-cell table:formula="of:=[.C15]*3.223/360" office:value-type="float" office:value="4.53905833333333">
            <text:p>4,539</text:p>
          </table:table-cell>
          <table:table-cell table:formula="of:=[.D15]*3.223/360" office:value-type="float" office:value="5.41643055555556">
            <text:p>5,416</text:p>
          </table:table-cell>
          <table:table-cell table:formula="of:=[.A15]/1000" office:value-type="float" office:value="19.177">
            <text:p>19,177</text:p>
          </table:table-cell>
          <table:table-cell table:formula="of:=[.E15]*9.8" office:value-type="float" office:value="45.009195">
            <text:p>45,009</text:p>
          </table:table-cell>
          <table:table-cell table:formula="of:=[.F15]*9.8" office:value-type="float" office:value="44.4827716666667">
            <text:p>44,483</text:p>
          </table:table-cell>
          <table:table-cell table:formula="of:=[.G15]*9.8" office:value-type="float" office:value="53.0810194444444">
            <text:p>53,081</text:p>
          </table:table-cell>
        </table:table-row>
        <table:table-row table:style-name="ro1">
          <table:table-cell office:value-type="float" office:value="19428">
            <text:p>19428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16]*3.223/360" office:value-type="float" office:value="4.60172777777778">
            <text:p>4,602</text:p>
          </table:table-cell>
          <table:table-cell table:formula="of:=[.C16]*3.223/360" office:value-type="float" office:value="4.53905833333333">
            <text:p>4,539</text:p>
          </table:table-cell>
          <table:table-cell table:formula="of:=[.D16]*3.223/360" office:value-type="float" office:value="5.41643055555556">
            <text:p>5,416</text:p>
          </table:table-cell>
          <table:table-cell table:formula="of:=[.A16]/1000" office:value-type="float" office:value="19.428">
            <text:p>19,428</text:p>
          </table:table-cell>
          <table:table-cell table:formula="of:=[.E16]*9.8" office:value-type="float" office:value="45.0969322222222">
            <text:p>45,097</text:p>
          </table:table-cell>
          <table:table-cell table:formula="of:=[.F16]*9.8" office:value-type="float" office:value="44.4827716666667">
            <text:p>44,483</text:p>
          </table:table-cell>
          <table:table-cell table:formula="of:=[.G16]*9.8" office:value-type="float" office:value="53.0810194444444">
            <text:p>53,081</text:p>
          </table:table-cell>
        </table:table-row>
        <table:table-row table:style-name="ro1">
          <table:table-cell office:value-type="float" office:value="19680">
            <text:p>19680</text:p>
          </table:table-cell>
          <table:table-cell office:value-type="float" office:value="535">
            <text:p>535</text:p>
          </table:table-cell>
          <table:table-cell office:value-type="float" office:value="505">
            <text:p>505</text:p>
          </table:table-cell>
          <table:table-cell office:value-type="float" office:value="607">
            <text:p>607</text:p>
          </table:table-cell>
          <table:table-cell table:formula="of:=[.B17]*3.223/360" office:value-type="float" office:value="4.78973611111111">
            <text:p>4,790</text:p>
          </table:table-cell>
          <table:table-cell table:formula="of:=[.C17]*3.223/360" office:value-type="float" office:value="4.52115277777778">
            <text:p>4,521</text:p>
          </table:table-cell>
          <table:table-cell table:formula="of:=[.D17]*3.223/360" office:value-type="float" office:value="5.43433611111111">
            <text:p>5,434</text:p>
          </table:table-cell>
          <table:table-cell table:formula="of:=[.A17]/1000" office:value-type="float" office:value="19.68">
            <text:p>19,68</text:p>
          </table:table-cell>
          <table:table-cell table:formula="of:=[.E17]*9.8" office:value-type="float" office:value="46.9394138888889">
            <text:p>46,939</text:p>
          </table:table-cell>
          <table:table-cell table:formula="of:=[.F17]*9.8" office:value-type="float" office:value="44.3072972222222">
            <text:p>44,307</text:p>
          </table:table-cell>
          <table:table-cell table:formula="of:=[.G17]*9.8" office:value-type="float" office:value="53.2564938888889">
            <text:p>53,256</text:p>
          </table:table-cell>
        </table:table-row>
        <table:table-row table:style-name="ro1">
          <table:table-cell office:value-type="float" office:value="19931">
            <text:p>19931</text:p>
          </table:table-cell>
          <table:table-cell office:value-type="float" office:value="576">
            <text:p>576</text:p>
          </table:table-cell>
          <table:table-cell office:value-type="float" office:value="484">
            <text:p>484</text:p>
          </table:table-cell>
          <table:table-cell office:value-type="float" office:value="608">
            <text:p>608</text:p>
          </table:table-cell>
          <table:table-cell table:formula="of:=[.B18]*3.223/360" office:value-type="float" office:value="5.1568">
            <text:p>5,157</text:p>
          </table:table-cell>
          <table:table-cell table:formula="of:=[.C18]*3.223/360" office:value-type="float" office:value="4.33314444444445">
            <text:p>4,333</text:p>
          </table:table-cell>
          <table:table-cell table:formula="of:=[.D18]*3.223/360" office:value-type="float" office:value="5.44328888888889">
            <text:p>5,443</text:p>
          </table:table-cell>
          <table:table-cell table:formula="of:=[.A18]/1000" office:value-type="float" office:value="19.931">
            <text:p>19,931</text:p>
          </table:table-cell>
          <table:table-cell table:formula="of:=[.E18]*9.8" office:value-type="float" office:value="50.53664">
            <text:p>50,537</text:p>
          </table:table-cell>
          <table:table-cell table:formula="of:=[.F18]*9.8" office:value-type="float" office:value="42.4648155555556">
            <text:p>42,465</text:p>
          </table:table-cell>
          <table:table-cell table:formula="of:=[.G18]*9.8" office:value-type="float" office:value="53.3442311111111">
            <text:p>53,344</text:p>
          </table:table-cell>
        </table:table-row>
        <table:table-row table:style-name="ro1">
          <table:table-cell office:value-type="float" office:value="20182">
            <text:p>20182</text:p>
          </table:table-cell>
          <table:table-cell office:value-type="float" office:value="587">
            <text:p>587</text:p>
          </table:table-cell>
          <table:table-cell office:value-type="float" office:value="445">
            <text:p>445</text:p>
          </table:table-cell>
          <table:table-cell office:value-type="float" office:value="534">
            <text:p>534</text:p>
          </table:table-cell>
          <table:table-cell table:formula="of:=[.B19]*3.223/360" office:value-type="float" office:value="5.25528055555556">
            <text:p>5,255</text:p>
          </table:table-cell>
          <table:table-cell table:formula="of:=[.C19]*3.223/360" office:value-type="float" office:value="3.98398611111111">
            <text:p>3,984</text:p>
          </table:table-cell>
          <table:table-cell table:formula="of:=[.D19]*3.223/360" office:value-type="float" office:value="4.78078333333333">
            <text:p>4,781</text:p>
          </table:table-cell>
          <table:table-cell table:formula="of:=[.A19]/1000" office:value-type="float" office:value="20.182">
            <text:p>20,182</text:p>
          </table:table-cell>
          <table:table-cell table:formula="of:=[.E19]*9.8" office:value-type="float" office:value="51.5017494444444">
            <text:p>51,502</text:p>
          </table:table-cell>
          <table:table-cell table:formula="of:=[.F19]*9.8" office:value-type="float" office:value="39.0430638888889">
            <text:p>39,043</text:p>
          </table:table-cell>
          <table:table-cell table:formula="of:=[.G19]*9.8" office:value-type="float" office:value="46.8516766666667">
            <text:p>46,852</text:p>
          </table:table-cell>
        </table:table-row>
        <table:table-row table:style-name="ro1">
          <table:table-cell office:value-type="float" office:value="20433">
            <text:p>20433</text:p>
          </table:table-cell>
          <table:table-cell office:value-type="float" office:value="576">
            <text:p>576</text:p>
          </table:table-cell>
          <table:table-cell office:value-type="float" office:value="464">
            <text:p>464</text:p>
          </table:table-cell>
          <table:table-cell office:value-type="float" office:value="440">
            <text:p>440</text:p>
          </table:table-cell>
          <table:table-cell table:formula="of:=[.B20]*3.223/360" office:value-type="float" office:value="5.1568">
            <text:p>5,157</text:p>
          </table:table-cell>
          <table:table-cell table:formula="of:=[.C20]*3.223/360" office:value-type="float" office:value="4.15408888888889">
            <text:p>4,154</text:p>
          </table:table-cell>
          <table:table-cell table:formula="of:=[.D20]*3.223/360" office:value-type="float" office:value="3.93922222222222">
            <text:p>3,939</text:p>
          </table:table-cell>
          <table:table-cell table:formula="of:=[.A20]/1000" office:value-type="float" office:value="20.433">
            <text:p>20,433</text:p>
          </table:table-cell>
          <table:table-cell table:formula="of:=[.E20]*9.8" office:value-type="float" office:value="50.53664">
            <text:p>50,537</text:p>
          </table:table-cell>
          <table:table-cell table:formula="of:=[.F20]*9.8" office:value-type="float" office:value="40.7100711111111">
            <text:p>40,710</text:p>
          </table:table-cell>
          <table:table-cell table:formula="of:=[.G20]*9.8" office:value-type="float" office:value="38.6043777777778">
            <text:p>38,604</text:p>
          </table:table-cell>
        </table:table-row>
        <table:table-row table:style-name="ro1">
          <table:table-cell office:value-type="float" office:value="20684">
            <text:p>20684</text:p>
          </table:table-cell>
          <table:table-cell office:value-type="float" office:value="505">
            <text:p>505</text:p>
          </table:table-cell>
          <table:table-cell office:value-type="float" office:value="492">
            <text:p>492</text:p>
          </table:table-cell>
          <table:table-cell office:value-type="float" office:value="419">
            <text:p>419</text:p>
          </table:table-cell>
          <table:table-cell table:formula="of:=[.B21]*3.223/360" office:value-type="float" office:value="4.52115277777778">
            <text:p>4,521</text:p>
          </table:table-cell>
          <table:table-cell table:formula="of:=[.C21]*3.223/360" office:value-type="float" office:value="4.40476666666667">
            <text:p>4,405</text:p>
          </table:table-cell>
          <table:table-cell table:formula="of:=[.D21]*3.223/360" office:value-type="float" office:value="3.75121388888889">
            <text:p>3,751</text:p>
          </table:table-cell>
          <table:table-cell table:formula="of:=[.A21]/1000" office:value-type="float" office:value="20.684">
            <text:p>20,684</text:p>
          </table:table-cell>
          <table:table-cell table:formula="of:=[.E21]*9.8" office:value-type="float" office:value="44.3072972222222">
            <text:p>44,307</text:p>
          </table:table-cell>
          <table:table-cell table:formula="of:=[.F21]*9.8" office:value-type="float" office:value="43.1667133333333">
            <text:p>43,167</text:p>
          </table:table-cell>
          <table:table-cell table:formula="of:=[.G21]*9.8" office:value-type="float" office:value="36.7618961111111">
            <text:p>36,762</text:p>
          </table:table-cell>
        </table:table-row>
        <table:table-row table:style-name="ro1">
          <table:table-cell office:value-type="float" office:value="20935">
            <text:p>20935</text:p>
          </table:table-cell>
          <table:table-cell office:value-type="float" office:value="469">
            <text:p>469</text:p>
          </table:table-cell>
          <table:table-cell office:value-type="float" office:value="507">
            <text:p>507</text:p>
          </table:table-cell>
          <table:table-cell office:value-type="float" office:value="409">
            <text:p>409</text:p>
          </table:table-cell>
          <table:table-cell table:formula="of:=[.B22]*3.223/360" office:value-type="float" office:value="4.19885277777778">
            <text:p>4,199</text:p>
          </table:table-cell>
          <table:table-cell table:formula="of:=[.C22]*3.223/360" office:value-type="float" office:value="4.53905833333333">
            <text:p>4,539</text:p>
          </table:table-cell>
          <table:table-cell table:formula="of:=[.D22]*3.223/360" office:value-type="float" office:value="3.66168611111111">
            <text:p>3,662</text:p>
          </table:table-cell>
          <table:table-cell table:formula="of:=[.A22]/1000" office:value-type="float" office:value="20.935">
            <text:p>20,935</text:p>
          </table:table-cell>
          <table:table-cell table:formula="of:=[.E22]*9.8" office:value-type="float" office:value="41.1487572222222">
            <text:p>41,149</text:p>
          </table:table-cell>
          <table:table-cell table:formula="of:=[.F22]*9.8" office:value-type="float" office:value="44.4827716666667">
            <text:p>44,483</text:p>
          </table:table-cell>
          <table:table-cell table:formula="of:=[.G22]*9.8" office:value-type="float" office:value="35.8845238888889">
            <text:p>35,885</text:p>
          </table:table-cell>
        </table:table-row>
        <table:table-row table:style-name="ro1">
          <table:table-cell office:value-type="float" office:value="21187">
            <text:p>21187</text:p>
          </table:table-cell>
          <table:table-cell office:value-type="float" office:value="480">
            <text:p>480</text:p>
          </table:table-cell>
          <table:table-cell office:value-type="float" office:value="504">
            <text:p>504</text:p>
          </table:table-cell>
          <table:table-cell office:value-type="float" office:value="420">
            <text:p>420</text:p>
          </table:table-cell>
          <table:table-cell table:formula="of:=[.B23]*3.223/360" office:value-type="float" office:value="4.29733333333333">
            <text:p>4,297</text:p>
          </table:table-cell>
          <table:table-cell table:formula="of:=[.C23]*3.223/360" office:value-type="float" office:value="4.5122">
            <text:p>4,512</text:p>
          </table:table-cell>
          <table:table-cell table:formula="of:=[.D23]*3.223/360" office:value-type="float" office:value="3.76016666666667">
            <text:p>3,760</text:p>
          </table:table-cell>
          <table:table-cell table:formula="of:=[.A23]/1000" office:value-type="float" office:value="21.187">
            <text:p>21,187</text:p>
          </table:table-cell>
          <table:table-cell table:formula="of:=[.E23]*9.8" office:value-type="float" office:value="42.1138666666667">
            <text:p>42,114</text:p>
          </table:table-cell>
          <table:table-cell table:formula="of:=[.F23]*9.8" office:value-type="float" office:value="44.21956">
            <text:p>44,220</text:p>
          </table:table-cell>
          <table:table-cell table:formula="of:=[.G23]*9.8" office:value-type="float" office:value="36.8496333333333">
            <text:p>36,850</text:p>
          </table:table-cell>
        </table:table-row>
        <table:table-row table:style-name="ro1">
          <table:table-cell office:value-type="float" office:value="21438">
            <text:p>21438</text:p>
          </table:table-cell>
          <table:table-cell office:value-type="float" office:value="478">
            <text:p>478</text:p>
          </table:table-cell>
          <table:table-cell office:value-type="float" office:value="496">
            <text:p>496</text:p>
          </table:table-cell>
          <table:table-cell office:value-type="float" office:value="408">
            <text:p>408</text:p>
          </table:table-cell>
          <table:table-cell table:formula="of:=[.B24]*3.223/360" office:value-type="float" office:value="4.27942777777778">
            <text:p>4,279</text:p>
          </table:table-cell>
          <table:table-cell table:formula="of:=[.C24]*3.223/360" office:value-type="float" office:value="4.44057777777778">
            <text:p>4,441</text:p>
          </table:table-cell>
          <table:table-cell table:formula="of:=[.D24]*3.223/360" office:value-type="float" office:value="3.65273333333333">
            <text:p>3,653</text:p>
          </table:table-cell>
          <table:table-cell table:formula="of:=[.A24]/1000" office:value-type="float" office:value="21.438">
            <text:p>21,438</text:p>
          </table:table-cell>
          <table:table-cell table:formula="of:=[.E24]*9.8" office:value-type="float" office:value="41.9383922222222">
            <text:p>41,938</text:p>
          </table:table-cell>
          <table:table-cell table:formula="of:=[.F24]*9.8" office:value-type="float" office:value="43.5176622222222">
            <text:p>43,518</text:p>
          </table:table-cell>
          <table:table-cell table:formula="of:=[.G24]*9.8" office:value-type="float" office:value="35.7967866666667">
            <text:p>35,797</text:p>
          </table:table-cell>
        </table:table-row>
        <table:table-row table:style-name="ro1">
          <table:table-cell office:value-type="float" office:value="21689">
            <text:p>21689</text:p>
          </table:table-cell>
          <table:table-cell office:value-type="float" office:value="476">
            <text:p>476</text:p>
          </table:table-cell>
          <table:table-cell office:value-type="float" office:value="496">
            <text:p>496</text:p>
          </table:table-cell>
          <table:table-cell office:value-type="float" office:value="403">
            <text:p>403</text:p>
          </table:table-cell>
          <table:table-cell table:formula="of:=[.B25]*3.223/360" office:value-type="float" office:value="4.26152222222222">
            <text:p>4,262</text:p>
          </table:table-cell>
          <table:table-cell table:formula="of:=[.C25]*3.223/360" office:value-type="float" office:value="4.44057777777778">
            <text:p>4,441</text:p>
          </table:table-cell>
          <table:table-cell table:formula="of:=[.D25]*3.223/360" office:value-type="float" office:value="3.60796944444444">
            <text:p>3,608</text:p>
          </table:table-cell>
          <table:table-cell table:formula="of:=[.A25]/1000" office:value-type="float" office:value="21.689">
            <text:p>21,689</text:p>
          </table:table-cell>
          <table:table-cell table:formula="of:=[.E25]*9.8" office:value-type="float" office:value="41.7629177777778">
            <text:p>41,763</text:p>
          </table:table-cell>
          <table:table-cell table:formula="of:=[.F25]*9.8" office:value-type="float" office:value="43.5176622222222">
            <text:p>43,518</text:p>
          </table:table-cell>
          <table:table-cell table:formula="of:=[.G25]*9.8" office:value-type="float" office:value="35.3581005555556">
            <text:p>35,358</text:p>
          </table:table-cell>
        </table:table-row>
        <table:table-row table:style-name="ro1">
          <table:table-cell office:value-type="float" office:value="21941">
            <text:p>21941</text:p>
          </table:table-cell>
          <table:table-cell office:value-type="float" office:value="459">
            <text:p>459</text:p>
          </table:table-cell>
          <table:table-cell office:value-type="float" office:value="488">
            <text:p>488</text:p>
          </table:table-cell>
          <table:table-cell office:value-type="float" office:value="421">
            <text:p>421</text:p>
          </table:table-cell>
          <table:table-cell table:formula="of:=[.B26]*3.223/360" office:value-type="float" office:value="4.109325">
            <text:p>4,109</text:p>
          </table:table-cell>
          <table:table-cell table:formula="of:=[.C26]*3.223/360" office:value-type="float" office:value="4.36895555555556">
            <text:p>4,369</text:p>
          </table:table-cell>
          <table:table-cell table:formula="of:=[.D26]*3.223/360" office:value-type="float" office:value="3.76911944444444">
            <text:p>3,769</text:p>
          </table:table-cell>
          <table:table-cell table:formula="of:=[.A26]/1000" office:value-type="float" office:value="21.941">
            <text:p>21,941</text:p>
          </table:table-cell>
          <table:table-cell table:formula="of:=[.E26]*9.8" office:value-type="float" office:value="40.271385">
            <text:p>40,271</text:p>
          </table:table-cell>
          <table:table-cell table:formula="of:=[.F26]*9.8" office:value-type="float" office:value="42.8157644444444">
            <text:p>42,816</text:p>
          </table:table-cell>
          <table:table-cell table:formula="of:=[.G26]*9.8" office:value-type="float" office:value="36.9373705555556">
            <text:p>36,937</text:p>
          </table:table-cell>
        </table:table-row>
        <table:table-row table:style-name="ro1">
          <table:table-cell office:value-type="float" office:value="22192">
            <text:p>22192</text:p>
          </table:table-cell>
          <table:table-cell office:value-type="float" office:value="484">
            <text:p>484</text:p>
          </table:table-cell>
          <table:table-cell office:value-type="float" office:value="476">
            <text:p>476</text:p>
          </table:table-cell>
          <table:table-cell office:value-type="float" office:value="410">
            <text:p>410</text:p>
          </table:table-cell>
          <table:table-cell table:formula="of:=[.B27]*3.223/360" office:value-type="float" office:value="4.33314444444445">
            <text:p>4,333</text:p>
          </table:table-cell>
          <table:table-cell table:formula="of:=[.C27]*3.223/360" office:value-type="float" office:value="4.26152222222222">
            <text:p>4,262</text:p>
          </table:table-cell>
          <table:table-cell table:formula="of:=[.D27]*3.223/360" office:value-type="float" office:value="3.67063888888889">
            <text:p>3,671</text:p>
          </table:table-cell>
          <table:table-cell table:formula="of:=[.A27]/1000" office:value-type="float" office:value="22.192">
            <text:p>22,192</text:p>
          </table:table-cell>
          <table:table-cell table:formula="of:=[.E27]*9.8" office:value-type="float" office:value="42.4648155555556">
            <text:p>42,465</text:p>
          </table:table-cell>
          <table:table-cell table:formula="of:=[.F27]*9.8" office:value-type="float" office:value="41.7629177777778">
            <text:p>41,763</text:p>
          </table:table-cell>
          <table:table-cell table:formula="of:=[.G27]*9.8" office:value-type="float" office:value="35.9722611111111">
            <text:p>35,972</text:p>
          </table:table-cell>
        </table:table-row>
        <table:table-row table:style-name="ro1">
          <table:table-cell office:value-type="float" office:value="22443">
            <text:p>22443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08">
            <text:p>408</text:p>
          </table:table-cell>
          <table:table-cell table:formula="of:=[.B28]*3.223/360" office:value-type="float" office:value="4.19885277777778">
            <text:p>4,199</text:p>
          </table:table-cell>
          <table:table-cell table:formula="of:=[.C28]*3.223/360" office:value-type="float" office:value="4.21675833333333">
            <text:p>4,217</text:p>
          </table:table-cell>
          <table:table-cell table:formula="of:=[.D28]*3.223/360" office:value-type="float" office:value="3.65273333333333">
            <text:p>3,653</text:p>
          </table:table-cell>
          <table:table-cell table:formula="of:=[.A28]/1000" office:value-type="float" office:value="22.443">
            <text:p>22,443</text:p>
          </table:table-cell>
          <table:table-cell table:formula="of:=[.E28]*9.8" office:value-type="float" office:value="41.1487572222222">
            <text:p>41,149</text:p>
          </table:table-cell>
          <table:table-cell table:formula="of:=[.F28]*9.8" office:value-type="float" office:value="41.3242316666667">
            <text:p>41,324</text:p>
          </table:table-cell>
          <table:table-cell table:formula="of:=[.G28]*9.8" office:value-type="float" office:value="35.7967866666667">
            <text:p>35,797</text:p>
          </table:table-cell>
        </table:table-row>
        <table:table-row table:style-name="ro1">
          <table:table-cell office:value-type="float" office:value="22694">
            <text:p>22694</text:p>
          </table:table-cell>
          <table:table-cell office:value-type="float" office:value="462">
            <text:p>462</text:p>
          </table:table-cell>
          <table:table-cell office:value-type="float" office:value="486">
            <text:p>486</text:p>
          </table:table-cell>
          <table:table-cell office:value-type="float" office:value="417">
            <text:p>417</text:p>
          </table:table-cell>
          <table:table-cell table:formula="of:=[.B29]*3.223/360" office:value-type="float" office:value="4.13618333333333">
            <text:p>4,136</text:p>
          </table:table-cell>
          <table:table-cell table:formula="of:=[.C29]*3.223/360" office:value-type="float" office:value="4.35105">
            <text:p>4,351</text:p>
          </table:table-cell>
          <table:table-cell table:formula="of:=[.D29]*3.223/360" office:value-type="float" office:value="3.73330833333333">
            <text:p>3,733</text:p>
          </table:table-cell>
          <table:table-cell table:formula="of:=[.A29]/1000" office:value-type="float" office:value="22.694">
            <text:p>22,694</text:p>
          </table:table-cell>
          <table:table-cell table:formula="of:=[.E29]*9.8" office:value-type="float" office:value="40.5345966666667">
            <text:p>40,535</text:p>
          </table:table-cell>
          <table:table-cell table:formula="of:=[.F29]*9.8" office:value-type="float" office:value="42.64029">
            <text:p>42,640</text:p>
          </table:table-cell>
          <table:table-cell table:formula="of:=[.G29]*9.8" office:value-type="float" office:value="36.5864216666667">
            <text:p>36,586</text:p>
          </table:table-cell>
        </table:table-row>
        <table:table-row table:style-name="ro1">
          <table:table-cell office:value-type="float" office:value="22945">
            <text:p>22945</text:p>
          </table:table-cell>
          <table:table-cell office:value-type="float" office:value="476">
            <text:p>476</text:p>
          </table:table-cell>
          <table:table-cell office:value-type="float" office:value="403">
            <text:p>403</text:p>
          </table:table-cell>
          <table:table-cell office:value-type="float" office:value="473">
            <text:p>473</text:p>
          </table:table-cell>
          <table:table-cell table:formula="of:=[.B30]*3.223/360" office:value-type="float" office:value="4.26152222222222">
            <text:p>4,262</text:p>
          </table:table-cell>
          <table:table-cell table:formula="of:=[.C30]*3.223/360" office:value-type="float" office:value="3.60796944444444">
            <text:p>3,608</text:p>
          </table:table-cell>
          <table:table-cell table:formula="of:=[.D30]*3.223/360" office:value-type="float" office:value="4.23466388888889">
            <text:p>4,235</text:p>
          </table:table-cell>
          <table:table-cell table:formula="of:=[.A30]/1000" office:value-type="float" office:value="22.945">
            <text:p>22,945</text:p>
          </table:table-cell>
          <table:table-cell table:formula="of:=[.E30]*9.8" office:value-type="float" office:value="41.7629177777778">
            <text:p>41,763</text:p>
          </table:table-cell>
          <table:table-cell table:formula="of:=[.F30]*9.8" office:value-type="float" office:value="35.3581005555556">
            <text:p>35,358</text:p>
          </table:table-cell>
          <table:table-cell table:formula="of:=[.G30]*9.8" office:value-type="float" office:value="41.4997061111111">
            <text:p>41,500</text:p>
          </table:table-cell>
        </table:table-row>
        <table:table-row table:style-name="ro1">
          <table:table-cell office:value-type="float" office:value="23196">
            <text:p>23196</text:p>
          </table:table-cell>
          <table:table-cell office:value-type="float" office:value="487">
            <text:p>487</text:p>
          </table:table-cell>
          <table:table-cell office:value-type="float" office:value="406">
            <text:p>406</text:p>
          </table:table-cell>
          <table:table-cell office:value-type="float" office:value="528">
            <text:p>528</text:p>
          </table:table-cell>
          <table:table-cell table:formula="of:=[.B31]*3.223/360" office:value-type="float" office:value="4.36000277777778">
            <text:p>4,360</text:p>
          </table:table-cell>
          <table:table-cell table:formula="of:=[.C31]*3.223/360" office:value-type="float" office:value="3.63482777777778">
            <text:p>3,635</text:p>
          </table:table-cell>
          <table:table-cell table:formula="of:=[.D31]*3.223/360" office:value-type="float" office:value="4.72706666666667">
            <text:p>4,727</text:p>
          </table:table-cell>
          <table:table-cell table:formula="of:=[.A31]/1000" office:value-type="float" office:value="23.196">
            <text:p>23,196</text:p>
          </table:table-cell>
          <table:table-cell table:formula="of:=[.E31]*9.8" office:value-type="float" office:value="42.7280272222222">
            <text:p>42,728</text:p>
          </table:table-cell>
          <table:table-cell table:formula="of:=[.F31]*9.8" office:value-type="float" office:value="35.6213122222222">
            <text:p>35,621</text:p>
          </table:table-cell>
          <table:table-cell table:formula="of:=[.G31]*9.8" office:value-type="float" office:value="46.3252533333333">
            <text:p>46,325</text:p>
          </table:table-cell>
        </table:table-row>
        <table:table-row table:style-name="ro1">
          <table:table-cell office:value-type="float" office:value="23448">
            <text:p>23448</text:p>
          </table:table-cell>
          <table:table-cell office:value-type="float" office:value="491">
            <text:p>491</text:p>
          </table:table-cell>
          <table:table-cell office:value-type="float" office:value="452">
            <text:p>452</text:p>
          </table:table-cell>
          <table:table-cell office:value-type="float" office:value="610">
            <text:p>610</text:p>
          </table:table-cell>
          <table:table-cell table:formula="of:=[.B32]*3.223/360" office:value-type="float" office:value="4.39581388888889">
            <text:p>4,396</text:p>
          </table:table-cell>
          <table:table-cell table:formula="of:=[.C32]*3.223/360" office:value-type="float" office:value="4.04665555555556">
            <text:p>4,047</text:p>
          </table:table-cell>
          <table:table-cell table:formula="of:=[.D32]*3.223/360" office:value-type="float" office:value="5.46119444444445">
            <text:p>5,461</text:p>
          </table:table-cell>
          <table:table-cell table:formula="of:=[.A32]/1000" office:value-type="float" office:value="23.448">
            <text:p>23,448</text:p>
          </table:table-cell>
          <table:table-cell table:formula="of:=[.E32]*9.8" office:value-type="float" office:value="43.0789761111111">
            <text:p>43,079</text:p>
          </table:table-cell>
          <table:table-cell table:formula="of:=[.F32]*9.8" office:value-type="float" office:value="39.6572244444444">
            <text:p>39,657</text:p>
          </table:table-cell>
          <table:table-cell table:formula="of:=[.G32]*9.8" office:value-type="float" office:value="53.5197055555556">
            <text:p>53,520</text:p>
          </table:table-cell>
        </table:table-row>
        <table:table-row table:style-name="ro1">
          <table:table-cell office:value-type="float" office:value="23699">
            <text:p>23699</text:p>
          </table:table-cell>
          <table:table-cell office:value-type="float" office:value="510">
            <text:p>510</text:p>
          </table:table-cell>
          <table:table-cell office:value-type="float" office:value="435">
            <text:p>435</text:p>
          </table:table-cell>
          <table:table-cell office:value-type="float" office:value="604">
            <text:p>604</text:p>
          </table:table-cell>
          <table:table-cell table:formula="of:=[.B33]*3.223/360" office:value-type="float" office:value="4.56591666666667">
            <text:p>4,566</text:p>
          </table:table-cell>
          <table:table-cell table:formula="of:=[.C33]*3.223/360" office:value-type="float" office:value="3.89445833333333">
            <text:p>3,894</text:p>
          </table:table-cell>
          <table:table-cell table:formula="of:=[.D33]*3.223/360" office:value-type="float" office:value="5.40747777777778">
            <text:p>5,407</text:p>
          </table:table-cell>
          <table:table-cell table:formula="of:=[.A33]/1000" office:value-type="float" office:value="23.699">
            <text:p>23,699</text:p>
          </table:table-cell>
          <table:table-cell table:formula="of:=[.E33]*9.8" office:value-type="float" office:value="44.7459833333333">
            <text:p>44,746</text:p>
          </table:table-cell>
          <table:table-cell table:formula="of:=[.F33]*9.8" office:value-type="float" office:value="38.1656916666667">
            <text:p>38,166</text:p>
          </table:table-cell>
          <table:table-cell table:formula="of:=[.G33]*9.8" office:value-type="float" office:value="52.9932822222222">
            <text:p>52,993</text:p>
          </table:table-cell>
        </table:table-row>
        <table:table-row table:style-name="ro1">
          <table:table-cell office:value-type="float" office:value="23950">
            <text:p>23950</text:p>
          </table:table-cell>
          <table:table-cell office:value-type="float" office:value="476">
            <text:p>476</text:p>
          </table:table-cell>
          <table:table-cell office:value-type="float" office:value="531">
            <text:p>531</text:p>
          </table:table-cell>
          <table:table-cell office:value-type="float" office:value="577">
            <text:p>577</text:p>
          </table:table-cell>
          <table:table-cell table:formula="of:=[.B34]*3.223/360" office:value-type="float" office:value="4.26152222222222">
            <text:p>4,262</text:p>
          </table:table-cell>
          <table:table-cell table:formula="of:=[.C34]*3.223/360" office:value-type="float" office:value="4.753925">
            <text:p>4,754</text:p>
          </table:table-cell>
          <table:table-cell table:formula="of:=[.D34]*3.223/360" office:value-type="float" office:value="5.16575277777778">
            <text:p>5,166</text:p>
          </table:table-cell>
          <table:table-cell table:formula="of:=[.A34]/1000" office:value-type="float" office:value="23.95">
            <text:p>23,95</text:p>
          </table:table-cell>
          <table:table-cell table:formula="of:=[.E34]*9.8" office:value-type="float" office:value="41.7629177777778">
            <text:p>41,763</text:p>
          </table:table-cell>
          <table:table-cell table:formula="of:=[.F34]*9.8" office:value-type="float" office:value="46.588465">
            <text:p>46,588</text:p>
          </table:table-cell>
          <table:table-cell table:formula="of:=[.G34]*9.8" office:value-type="float" office:value="50.6243772222222">
            <text:p>50,624</text:p>
          </table:table-cell>
        </table:table-row>
        <table:table-row table:style-name="ro1">
          <table:table-cell office:value-type="float" office:value="24202">
            <text:p>24202</text:p>
          </table:table-cell>
          <table:table-cell office:value-type="float" office:value="513">
            <text:p>513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35]*3.223/360" office:value-type="float" office:value="4.592775">
            <text:p>4,593</text:p>
          </table:table-cell>
          <table:table-cell table:formula="of:=[.C35]*3.223/360" office:value-type="float" office:value="4.53905833333333">
            <text:p>4,539</text:p>
          </table:table-cell>
          <table:table-cell table:formula="of:=[.D35]*3.223/360" office:value-type="float" office:value="5.41643055555556">
            <text:p>5,416</text:p>
          </table:table-cell>
          <table:table-cell table:formula="of:=[.A35]/1000" office:value-type="float" office:value="24.202">
            <text:p>24,202</text:p>
          </table:table-cell>
          <table:table-cell table:formula="of:=[.E35]*9.8" office:value-type="float" office:value="45.009195">
            <text:p>45,009</text:p>
          </table:table-cell>
          <table:table-cell table:formula="of:=[.F35]*9.8" office:value-type="float" office:value="44.4827716666667">
            <text:p>44,483</text:p>
          </table:table-cell>
          <table:table-cell table:formula="of:=[.G35]*9.8" office:value-type="float" office:value="53.0810194444444">
            <text:p>53,081</text:p>
          </table:table-cell>
        </table:table-row>
        <table:table-row table:style-name="ro1">
          <table:table-cell office:value-type="float" office:value="24453">
            <text:p>24453</text:p>
          </table:table-cell>
          <table:table-cell office:value-type="float" office:value="510">
            <text:p>510</text:p>
          </table:table-cell>
          <table:table-cell office:value-type="float" office:value="524">
            <text:p>524</text:p>
          </table:table-cell>
          <table:table-cell office:value-type="float" office:value="603">
            <text:p>603</text:p>
          </table:table-cell>
          <table:table-cell table:formula="of:=[.B36]*3.223/360" office:value-type="float" office:value="4.56591666666667">
            <text:p>4,566</text:p>
          </table:table-cell>
          <table:table-cell table:formula="of:=[.C36]*3.223/360" office:value-type="float" office:value="4.69125555555556">
            <text:p>4,691</text:p>
          </table:table-cell>
          <table:table-cell table:formula="of:=[.D36]*3.223/360" office:value-type="float" office:value="5.398525">
            <text:p>5,399</text:p>
          </table:table-cell>
          <table:table-cell table:formula="of:=[.A36]/1000" office:value-type="float" office:value="24.453">
            <text:p>24,453</text:p>
          </table:table-cell>
          <table:table-cell table:formula="of:=[.E36]*9.8" office:value-type="float" office:value="44.7459833333333">
            <text:p>44,746</text:p>
          </table:table-cell>
          <table:table-cell table:formula="of:=[.F36]*9.8" office:value-type="float" office:value="45.9743044444444">
            <text:p>45,974</text:p>
          </table:table-cell>
          <table:table-cell table:formula="of:=[.G36]*9.8" office:value-type="float" office:value="52.905545">
            <text:p>52,906</text:p>
          </table:table-cell>
        </table:table-row>
        <table:table-row table:style-name="ro1">
          <table:table-cell office:value-type="float" office:value="24704">
            <text:p>2470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606">
            <text:p>606</text:p>
          </table:table-cell>
          <table:table-cell table:formula="of:=[.B37]*3.223/360" office:value-type="float" office:value="4.592775">
            <text:p>4,593</text:p>
          </table:table-cell>
          <table:table-cell table:formula="of:=[.C37]*3.223/360" office:value-type="float" office:value="4.592775">
            <text:p>4,593</text:p>
          </table:table-cell>
          <table:table-cell table:formula="of:=[.D37]*3.223/360" office:value-type="float" office:value="5.42538333333333">
            <text:p>5,425</text:p>
          </table:table-cell>
          <table:table-cell table:formula="of:=[.A37]/1000" office:value-type="float" office:value="24.704">
            <text:p>24,704</text:p>
          </table:table-cell>
          <table:table-cell table:formula="of:=[.E37]*9.8" office:value-type="float" office:value="45.009195">
            <text:p>45,009</text:p>
          </table:table-cell>
          <table:table-cell table:formula="of:=[.F37]*9.8" office:value-type="float" office:value="45.009195">
            <text:p>45,009</text:p>
          </table:table-cell>
          <table:table-cell table:formula="of:=[.G37]*9.8" office:value-type="float" office:value="53.1687566666667">
            <text:p>53,169</text:p>
          </table:table-cell>
        </table:table-row>
        <table:table-row table:style-name="ro1">
          <table:table-cell office:value-type="float" office:value="24955">
            <text:p>24955</text:p>
          </table:table-cell>
          <table:table-cell office:value-type="float" office:value="512">
            <text:p>512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38]*3.223/360" office:value-type="float" office:value="4.58382222222222">
            <text:p>4,584</text:p>
          </table:table-cell>
          <table:table-cell table:formula="of:=[.C38]*3.223/360" office:value-type="float" office:value="4.57486944444444">
            <text:p>4,575</text:p>
          </table:table-cell>
          <table:table-cell table:formula="of:=[.D38]*3.223/360" office:value-type="float" office:value="5.41643055555556">
            <text:p>5,416</text:p>
          </table:table-cell>
          <table:table-cell table:formula="of:=[.A38]/1000" office:value-type="float" office:value="24.955">
            <text:p>24,955</text:p>
          </table:table-cell>
          <table:table-cell table:formula="of:=[.E38]*9.8" office:value-type="float" office:value="44.9214577777778">
            <text:p>44,921</text:p>
          </table:table-cell>
          <table:table-cell table:formula="of:=[.F38]*9.8" office:value-type="float" office:value="44.8337205555556">
            <text:p>44,834</text:p>
          </table:table-cell>
          <table:table-cell table:formula="of:=[.G38]*9.8" office:value-type="float" office:value="53.0810194444444">
            <text:p>53,081</text:p>
          </table:table-cell>
        </table:table-row>
        <table:table-row table:style-name="ro1">
          <table:table-cell office:value-type="float" office:value="25206">
            <text:p>25206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39]*3.223/360" office:value-type="float" office:value="4.61068055555556">
            <text:p>4,611</text:p>
          </table:table-cell>
          <table:table-cell table:formula="of:=[.C39]*3.223/360" office:value-type="float" office:value="4.53905833333333">
            <text:p>4,539</text:p>
          </table:table-cell>
          <table:table-cell table:formula="of:=[.D39]*3.223/360" office:value-type="float" office:value="5.41643055555556">
            <text:p>5,416</text:p>
          </table:table-cell>
          <table:table-cell table:formula="of:=[.A39]/1000" office:value-type="float" office:value="25.206">
            <text:p>25,206</text:p>
          </table:table-cell>
          <table:table-cell table:formula="of:=[.E39]*9.8" office:value-type="float" office:value="45.1846694444445">
            <text:p>45,185</text:p>
          </table:table-cell>
          <table:table-cell table:formula="of:=[.F39]*9.8" office:value-type="float" office:value="44.4827716666667">
            <text:p>44,483</text:p>
          </table:table-cell>
          <table:table-cell table:formula="of:=[.G39]*9.8" office:value-type="float" office:value="53.0810194444444">
            <text:p>53,081</text:p>
          </table:table-cell>
        </table:table-row>
        <table:table-row table:style-name="ro1">
          <table:table-cell office:value-type="float" office:value="25457">
            <text:p>25457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0]*3.223/360" office:value-type="float" office:value="4.61068055555556">
            <text:p>4,611</text:p>
          </table:table-cell>
          <table:table-cell table:formula="of:=[.C40]*3.223/360" office:value-type="float" office:value="4.53905833333333">
            <text:p>4,539</text:p>
          </table:table-cell>
          <table:table-cell table:formula="of:=[.D40]*3.223/360" office:value-type="float" office:value="5.41643055555556">
            <text:p>5,416</text:p>
          </table:table-cell>
          <table:table-cell table:formula="of:=[.A40]/1000" office:value-type="float" office:value="25.457">
            <text:p>25,457</text:p>
          </table:table-cell>
          <table:table-cell table:formula="of:=[.E40]*9.8" office:value-type="float" office:value="45.1846694444445">
            <text:p>45,185</text:p>
          </table:table-cell>
          <table:table-cell table:formula="of:=[.F40]*9.8" office:value-type="float" office:value="44.4827716666667">
            <text:p>44,483</text:p>
          </table:table-cell>
          <table:table-cell table:formula="of:=[.G40]*9.8" office:value-type="float" office:value="53.0810194444444">
            <text:p>53,081</text:p>
          </table:table-cell>
        </table:table-row>
        <table:table-row table:style-name="ro1">
          <table:table-cell office:value-type="float" office:value="25708">
            <text:p>25708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1]*3.223/360" office:value-type="float" office:value="4.61068055555556">
            <text:p>4,611</text:p>
          </table:table-cell>
          <table:table-cell table:formula="of:=[.C41]*3.223/360" office:value-type="float" office:value="4.53905833333333">
            <text:p>4,539</text:p>
          </table:table-cell>
          <table:table-cell table:formula="of:=[.D41]*3.223/360" office:value-type="float" office:value="5.41643055555556">
            <text:p>5,416</text:p>
          </table:table-cell>
          <table:table-cell table:formula="of:=[.A41]/1000" office:value-type="float" office:value="25.708">
            <text:p>25,708</text:p>
          </table:table-cell>
          <table:table-cell table:formula="of:=[.E41]*9.8" office:value-type="float" office:value="45.1846694444445">
            <text:p>45,185</text:p>
          </table:table-cell>
          <table:table-cell table:formula="of:=[.F41]*9.8" office:value-type="float" office:value="44.4827716666667">
            <text:p>44,483</text:p>
          </table:table-cell>
          <table:table-cell table:formula="of:=[.G41]*9.8" office:value-type="float" office:value="53.0810194444444">
            <text:p>53,081</text:p>
          </table:table-cell>
        </table:table-row>
        <table:table-row table:style-name="ro1">
          <table:table-cell office:value-type="float" office:value="25960">
            <text:p>25960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2]*3.223/360" office:value-type="float" office:value="4.61068055555556">
            <text:p>4,611</text:p>
          </table:table-cell>
          <table:table-cell table:formula="of:=[.C42]*3.223/360" office:value-type="float" office:value="4.53905833333333">
            <text:p>4,539</text:p>
          </table:table-cell>
          <table:table-cell table:formula="of:=[.D42]*3.223/360" office:value-type="float" office:value="5.41643055555556">
            <text:p>5,416</text:p>
          </table:table-cell>
          <table:table-cell table:formula="of:=[.A42]/1000" office:value-type="float" office:value="25.96">
            <text:p>25,96</text:p>
          </table:table-cell>
          <table:table-cell table:formula="of:=[.E42]*9.8" office:value-type="float" office:value="45.1846694444445">
            <text:p>45,185</text:p>
          </table:table-cell>
          <table:table-cell table:formula="of:=[.F42]*9.8" office:value-type="float" office:value="44.4827716666667">
            <text:p>44,483</text:p>
          </table:table-cell>
          <table:table-cell table:formula="of:=[.G42]*9.8" office:value-type="float" office:value="53.0810194444444">
            <text:p>53,081</text:p>
          </table:table-cell>
        </table:table-row>
        <table:table-row table:style-name="ro1">
          <table:table-cell office:value-type="float" office:value="26211">
            <text:p>26211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3]*3.223/360" office:value-type="float" office:value="4.61068055555556">
            <text:p>4,611</text:p>
          </table:table-cell>
          <table:table-cell table:formula="of:=[.C43]*3.223/360" office:value-type="float" office:value="4.53905833333333">
            <text:p>4,539</text:p>
          </table:table-cell>
          <table:table-cell table:formula="of:=[.D43]*3.223/360" office:value-type="float" office:value="5.41643055555556">
            <text:p>5,416</text:p>
          </table:table-cell>
          <table:table-cell table:formula="of:=[.A43]/1000" office:value-type="float" office:value="26.211">
            <text:p>26,211</text:p>
          </table:table-cell>
          <table:table-cell table:formula="of:=[.E43]*9.8" office:value-type="float" office:value="45.1846694444445">
            <text:p>45,185</text:p>
          </table:table-cell>
          <table:table-cell table:formula="of:=[.F43]*9.8" office:value-type="float" office:value="44.4827716666667">
            <text:p>44,483</text:p>
          </table:table-cell>
          <table:table-cell table:formula="of:=[.G43]*9.8" office:value-type="float" office:value="53.0810194444444">
            <text:p>53,081</text:p>
          </table:table-cell>
        </table:table-row>
        <table:table-row table:style-name="ro1">
          <table:table-cell office:value-type="float" office:value="26462">
            <text:p>26462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605">
            <text:p>605</text:p>
          </table:table-cell>
          <table:table-cell table:formula="of:=[.B44]*3.223/360" office:value-type="float" office:value="4.61068055555556">
            <text:p>4,611</text:p>
          </table:table-cell>
          <table:table-cell table:formula="of:=[.C44]*3.223/360" office:value-type="float" office:value="4.54801111111111">
            <text:p>4,548</text:p>
          </table:table-cell>
          <table:table-cell table:formula="of:=[.D44]*3.223/360" office:value-type="float" office:value="5.41643055555556">
            <text:p>5,416</text:p>
          </table:table-cell>
          <table:table-cell table:formula="of:=[.A44]/1000" office:value-type="float" office:value="26.462">
            <text:p>26,462</text:p>
          </table:table-cell>
          <table:table-cell table:formula="of:=[.E44]*9.8" office:value-type="float" office:value="45.1846694444445">
            <text:p>45,185</text:p>
          </table:table-cell>
          <table:table-cell table:formula="of:=[.F44]*9.8" office:value-type="float" office:value="44.5705088888889">
            <text:p>44,571</text:p>
          </table:table-cell>
          <table:table-cell table:formula="of:=[.G44]*9.8" office:value-type="float" office:value="53.0810194444444">
            <text:p>53,081</text:p>
          </table:table-cell>
        </table:table-row>
        <table:table-row table:style-name="ro1">
          <table:table-cell office:value-type="float" office:value="26714">
            <text:p>26714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5]*3.223/360" office:value-type="float" office:value="4.61068055555556">
            <text:p>4,611</text:p>
          </table:table-cell>
          <table:table-cell table:formula="of:=[.C45]*3.223/360" office:value-type="float" office:value="4.53905833333333">
            <text:p>4,539</text:p>
          </table:table-cell>
          <table:table-cell table:formula="of:=[.D45]*3.223/360" office:value-type="float" office:value="5.41643055555556">
            <text:p>5,416</text:p>
          </table:table-cell>
          <table:table-cell table:formula="of:=[.A45]/1000" office:value-type="float" office:value="26.714">
            <text:p>26,714</text:p>
          </table:table-cell>
          <table:table-cell table:formula="of:=[.E45]*9.8" office:value-type="float" office:value="45.1846694444445">
            <text:p>45,185</text:p>
          </table:table-cell>
          <table:table-cell table:formula="of:=[.F45]*9.8" office:value-type="float" office:value="44.4827716666667">
            <text:p>44,483</text:p>
          </table:table-cell>
          <table:table-cell table:formula="of:=[.G45]*9.8" office:value-type="float" office:value="53.0810194444444">
            <text:p>53,081</text:p>
          </table:table-cell>
        </table:table-row>
        <table:table-row table:style-name="ro1">
          <table:table-cell office:value-type="float" office:value="26964">
            <text:p>26964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6]*3.223/360" office:value-type="float" office:value="4.61068055555556">
            <text:p>4,611</text:p>
          </table:table-cell>
          <table:table-cell table:formula="of:=[.C46]*3.223/360" office:value-type="float" office:value="4.53905833333333">
            <text:p>4,539</text:p>
          </table:table-cell>
          <table:table-cell table:formula="of:=[.D46]*3.223/360" office:value-type="float" office:value="5.41643055555556">
            <text:p>5,416</text:p>
          </table:table-cell>
          <table:table-cell table:formula="of:=[.A46]/1000" office:value-type="float" office:value="26.964">
            <text:p>26,964</text:p>
          </table:table-cell>
          <table:table-cell table:formula="of:=[.E46]*9.8" office:value-type="float" office:value="45.1846694444445">
            <text:p>45,185</text:p>
          </table:table-cell>
          <table:table-cell table:formula="of:=[.F46]*9.8" office:value-type="float" office:value="44.4827716666667">
            <text:p>44,483</text:p>
          </table:table-cell>
          <table:table-cell table:formula="of:=[.G46]*9.8" office:value-type="float" office:value="53.0810194444444">
            <text:p>53,081</text:p>
          </table:table-cell>
        </table:table-row>
        <table:table-row table:style-name="ro1">
          <table:table-cell office:value-type="float" office:value="27215">
            <text:p>27215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7]*3.223/360" office:value-type="float" office:value="4.61068055555556">
            <text:p>4,611</text:p>
          </table:table-cell>
          <table:table-cell table:formula="of:=[.C47]*3.223/360" office:value-type="float" office:value="4.53905833333333">
            <text:p>4,539</text:p>
          </table:table-cell>
          <table:table-cell table:formula="of:=[.D47]*3.223/360" office:value-type="float" office:value="5.41643055555556">
            <text:p>5,416</text:p>
          </table:table-cell>
          <table:table-cell table:formula="of:=[.A47]/1000" office:value-type="float" office:value="27.215">
            <text:p>27,215</text:p>
          </table:table-cell>
          <table:table-cell table:formula="of:=[.E47]*9.8" office:value-type="float" office:value="45.1846694444445">
            <text:p>45,185</text:p>
          </table:table-cell>
          <table:table-cell table:formula="of:=[.F47]*9.8" office:value-type="float" office:value="44.4827716666667">
            <text:p>44,483</text:p>
          </table:table-cell>
          <table:table-cell table:formula="of:=[.G47]*9.8" office:value-type="float" office:value="53.0810194444444">
            <text:p>53,081</text:p>
          </table:table-cell>
        </table:table-row>
        <table:table-row table:style-name="ro1">
          <table:table-cell office:value-type="float" office:value="27467">
            <text:p>27467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8]*3.223/360" office:value-type="float" office:value="4.60172777777778">
            <text:p>4,602</text:p>
          </table:table-cell>
          <table:table-cell table:formula="of:=[.C48]*3.223/360" office:value-type="float" office:value="4.53905833333333">
            <text:p>4,539</text:p>
          </table:table-cell>
          <table:table-cell table:formula="of:=[.D48]*3.223/360" office:value-type="float" office:value="5.41643055555556">
            <text:p>5,416</text:p>
          </table:table-cell>
          <table:table-cell table:formula="of:=[.A48]/1000" office:value-type="float" office:value="27.467">
            <text:p>27,467</text:p>
          </table:table-cell>
          <table:table-cell table:formula="of:=[.E48]*9.8" office:value-type="float" office:value="45.0969322222222">
            <text:p>45,097</text:p>
          </table:table-cell>
          <table:table-cell table:formula="of:=[.F48]*9.8" office:value-type="float" office:value="44.4827716666667">
            <text:p>44,483</text:p>
          </table:table-cell>
          <table:table-cell table:formula="of:=[.G48]*9.8" office:value-type="float" office:value="53.0810194444444">
            <text:p>53,081</text:p>
          </table:table-cell>
        </table:table-row>
        <table:table-row table:style-name="ro1">
          <table:table-cell office:value-type="float" office:value="27718">
            <text:p>27718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49]*3.223/360" office:value-type="float" office:value="4.61068055555556">
            <text:p>4,611</text:p>
          </table:table-cell>
          <table:table-cell table:formula="of:=[.C49]*3.223/360" office:value-type="float" office:value="4.53905833333333">
            <text:p>4,539</text:p>
          </table:table-cell>
          <table:table-cell table:formula="of:=[.D49]*3.223/360" office:value-type="float" office:value="5.41643055555556">
            <text:p>5,416</text:p>
          </table:table-cell>
          <table:table-cell table:formula="of:=[.A49]/1000" office:value-type="float" office:value="27.718">
            <text:p>27,718</text:p>
          </table:table-cell>
          <table:table-cell table:formula="of:=[.E49]*9.8" office:value-type="float" office:value="45.1846694444445">
            <text:p>45,185</text:p>
          </table:table-cell>
          <table:table-cell table:formula="of:=[.F49]*9.8" office:value-type="float" office:value="44.4827716666667">
            <text:p>44,483</text:p>
          </table:table-cell>
          <table:table-cell table:formula="of:=[.G49]*9.8" office:value-type="float" office:value="53.0810194444444">
            <text:p>53,081</text:p>
          </table:table-cell>
        </table:table-row>
        <table:table-row table:style-name="ro1">
          <table:table-cell office:value-type="float" office:value="27969">
            <text:p>27969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0]*3.223/360" office:value-type="float" office:value="4.61068055555556">
            <text:p>4,611</text:p>
          </table:table-cell>
          <table:table-cell table:formula="of:=[.C50]*3.223/360" office:value-type="float" office:value="4.53905833333333">
            <text:p>4,539</text:p>
          </table:table-cell>
          <table:table-cell table:formula="of:=[.D50]*3.223/360" office:value-type="float" office:value="5.41643055555556">
            <text:p>5,416</text:p>
          </table:table-cell>
          <table:table-cell table:formula="of:=[.A50]/1000" office:value-type="float" office:value="27.969">
            <text:p>27,969</text:p>
          </table:table-cell>
          <table:table-cell table:formula="of:=[.E50]*9.8" office:value-type="float" office:value="45.1846694444445">
            <text:p>45,185</text:p>
          </table:table-cell>
          <table:table-cell table:formula="of:=[.F50]*9.8" office:value-type="float" office:value="44.4827716666667">
            <text:p>44,483</text:p>
          </table:table-cell>
          <table:table-cell table:formula="of:=[.G50]*9.8" office:value-type="float" office:value="53.0810194444444">
            <text:p>53,081</text:p>
          </table:table-cell>
        </table:table-row>
        <table:table-row table:style-name="ro1">
          <table:table-cell office:value-type="float" office:value="28221">
            <text:p>28221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1]*3.223/360" office:value-type="float" office:value="4.61068055555556">
            <text:p>4,611</text:p>
          </table:table-cell>
          <table:table-cell table:formula="of:=[.C51]*3.223/360" office:value-type="float" office:value="4.53905833333333">
            <text:p>4,539</text:p>
          </table:table-cell>
          <table:table-cell table:formula="of:=[.D51]*3.223/360" office:value-type="float" office:value="5.41643055555556">
            <text:p>5,416</text:p>
          </table:table-cell>
          <table:table-cell table:formula="of:=[.A51]/1000" office:value-type="float" office:value="28.221">
            <text:p>28,221</text:p>
          </table:table-cell>
          <table:table-cell table:formula="of:=[.E51]*9.8" office:value-type="float" office:value="45.1846694444445">
            <text:p>45,185</text:p>
          </table:table-cell>
          <table:table-cell table:formula="of:=[.F51]*9.8" office:value-type="float" office:value="44.4827716666667">
            <text:p>44,483</text:p>
          </table:table-cell>
          <table:table-cell table:formula="of:=[.G51]*9.8" office:value-type="float" office:value="53.0810194444444">
            <text:p>53,081</text:p>
          </table:table-cell>
        </table:table-row>
        <table:table-row table:style-name="ro1">
          <table:table-cell office:value-type="float" office:value="28472">
            <text:p>28472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2]*3.223/360" office:value-type="float" office:value="4.61068055555556">
            <text:p>4,611</text:p>
          </table:table-cell>
          <table:table-cell table:formula="of:=[.C52]*3.223/360" office:value-type="float" office:value="4.53905833333333">
            <text:p>4,539</text:p>
          </table:table-cell>
          <table:table-cell table:formula="of:=[.D52]*3.223/360" office:value-type="float" office:value="5.41643055555556">
            <text:p>5,416</text:p>
          </table:table-cell>
          <table:table-cell table:formula="of:=[.A52]/1000" office:value-type="float" office:value="28.472">
            <text:p>28,472</text:p>
          </table:table-cell>
          <table:table-cell table:formula="of:=[.E52]*9.8" office:value-type="float" office:value="45.1846694444445">
            <text:p>45,185</text:p>
          </table:table-cell>
          <table:table-cell table:formula="of:=[.F52]*9.8" office:value-type="float" office:value="44.4827716666667">
            <text:p>44,483</text:p>
          </table:table-cell>
          <table:table-cell table:formula="of:=[.G52]*9.8" office:value-type="float" office:value="53.0810194444444">
            <text:p>53,081</text:p>
          </table:table-cell>
        </table:table-row>
        <table:table-row table:style-name="ro1">
          <table:table-cell office:value-type="float" office:value="28723">
            <text:p>28723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3]*3.223/360" office:value-type="float" office:value="4.61068055555556">
            <text:p>4,611</text:p>
          </table:table-cell>
          <table:table-cell table:formula="of:=[.C53]*3.223/360" office:value-type="float" office:value="4.53905833333333">
            <text:p>4,539</text:p>
          </table:table-cell>
          <table:table-cell table:formula="of:=[.D53]*3.223/360" office:value-type="float" office:value="5.41643055555556">
            <text:p>5,416</text:p>
          </table:table-cell>
          <table:table-cell table:formula="of:=[.A53]/1000" office:value-type="float" office:value="28.723">
            <text:p>28,723</text:p>
          </table:table-cell>
          <table:table-cell table:formula="of:=[.E53]*9.8" office:value-type="float" office:value="45.1846694444445">
            <text:p>45,185</text:p>
          </table:table-cell>
          <table:table-cell table:formula="of:=[.F53]*9.8" office:value-type="float" office:value="44.4827716666667">
            <text:p>44,483</text:p>
          </table:table-cell>
          <table:table-cell table:formula="of:=[.G53]*9.8" office:value-type="float" office:value="53.0810194444444">
            <text:p>53,081</text:p>
          </table:table-cell>
        </table:table-row>
        <table:table-row table:style-name="ro1">
          <table:table-cell office:value-type="float" office:value="28975">
            <text:p>28975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4]*3.223/360" office:value-type="float" office:value="4.61068055555556">
            <text:p>4,611</text:p>
          </table:table-cell>
          <table:table-cell table:formula="of:=[.C54]*3.223/360" office:value-type="float" office:value="4.53905833333333">
            <text:p>4,539</text:p>
          </table:table-cell>
          <table:table-cell table:formula="of:=[.D54]*3.223/360" office:value-type="float" office:value="5.41643055555556">
            <text:p>5,416</text:p>
          </table:table-cell>
          <table:table-cell table:formula="of:=[.A54]/1000" office:value-type="float" office:value="28.975">
            <text:p>28,975</text:p>
          </table:table-cell>
          <table:table-cell table:formula="of:=[.E54]*9.8" office:value-type="float" office:value="45.1846694444445">
            <text:p>45,185</text:p>
          </table:table-cell>
          <table:table-cell table:formula="of:=[.F54]*9.8" office:value-type="float" office:value="44.4827716666667">
            <text:p>44,483</text:p>
          </table:table-cell>
          <table:table-cell table:formula="of:=[.G54]*9.8" office:value-type="float" office:value="53.0810194444444">
            <text:p>53,081</text:p>
          </table:table-cell>
        </table:table-row>
        <table:table-row table:style-name="ro1">
          <table:table-cell office:value-type="float" office:value="29225">
            <text:p>29225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5]*3.223/360" office:value-type="float" office:value="4.61068055555556">
            <text:p>4,611</text:p>
          </table:table-cell>
          <table:table-cell table:formula="of:=[.C55]*3.223/360" office:value-type="float" office:value="4.53905833333333">
            <text:p>4,539</text:p>
          </table:table-cell>
          <table:table-cell table:formula="of:=[.D55]*3.223/360" office:value-type="float" office:value="5.41643055555556">
            <text:p>5,416</text:p>
          </table:table-cell>
          <table:table-cell table:formula="of:=[.A55]/1000" office:value-type="float" office:value="29.225">
            <text:p>29,225</text:p>
          </table:table-cell>
          <table:table-cell table:formula="of:=[.E55]*9.8" office:value-type="float" office:value="45.1846694444445">
            <text:p>45,185</text:p>
          </table:table-cell>
          <table:table-cell table:formula="of:=[.F55]*9.8" office:value-type="float" office:value="44.4827716666667">
            <text:p>44,483</text:p>
          </table:table-cell>
          <table:table-cell table:formula="of:=[.G55]*9.8" office:value-type="float" office:value="53.0810194444444">
            <text:p>53,081</text:p>
          </table:table-cell>
        </table:table-row>
        <table:table-row table:style-name="ro1">
          <table:table-cell office:value-type="float" office:value="29476">
            <text:p>29476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6]*3.223/360" office:value-type="float" office:value="4.61068055555556">
            <text:p>4,611</text:p>
          </table:table-cell>
          <table:table-cell table:formula="of:=[.C56]*3.223/360" office:value-type="float" office:value="4.53905833333333">
            <text:p>4,539</text:p>
          </table:table-cell>
          <table:table-cell table:formula="of:=[.D56]*3.223/360" office:value-type="float" office:value="5.41643055555556">
            <text:p>5,416</text:p>
          </table:table-cell>
          <table:table-cell table:formula="of:=[.A56]/1000" office:value-type="float" office:value="29.476">
            <text:p>29,476</text:p>
          </table:table-cell>
          <table:table-cell table:formula="of:=[.E56]*9.8" office:value-type="float" office:value="45.1846694444445">
            <text:p>45,185</text:p>
          </table:table-cell>
          <table:table-cell table:formula="of:=[.F56]*9.8" office:value-type="float" office:value="44.4827716666667">
            <text:p>44,483</text:p>
          </table:table-cell>
          <table:table-cell table:formula="of:=[.G56]*9.8" office:value-type="float" office:value="53.0810194444444">
            <text:p>53,081</text:p>
          </table:table-cell>
        </table:table-row>
        <table:table-row table:style-name="ro1">
          <table:table-cell office:value-type="float" office:value="29728">
            <text:p>29728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6">
            <text:p>606</text:p>
          </table:table-cell>
          <table:table-cell table:formula="of:=[.B57]*3.223/360" office:value-type="float" office:value="4.61068055555556">
            <text:p>4,611</text:p>
          </table:table-cell>
          <table:table-cell table:formula="of:=[.C57]*3.223/360" office:value-type="float" office:value="4.53905833333333">
            <text:p>4,539</text:p>
          </table:table-cell>
          <table:table-cell table:formula="of:=[.D57]*3.223/360" office:value-type="float" office:value="5.42538333333333">
            <text:p>5,425</text:p>
          </table:table-cell>
          <table:table-cell table:formula="of:=[.A57]/1000" office:value-type="float" office:value="29.728">
            <text:p>29,728</text:p>
          </table:table-cell>
          <table:table-cell table:formula="of:=[.E57]*9.8" office:value-type="float" office:value="45.1846694444445">
            <text:p>45,185</text:p>
          </table:table-cell>
          <table:table-cell table:formula="of:=[.F57]*9.8" office:value-type="float" office:value="44.4827716666667">
            <text:p>44,483</text:p>
          </table:table-cell>
          <table:table-cell table:formula="of:=[.G57]*9.8" office:value-type="float" office:value="53.1687566666667">
            <text:p>53,169</text:p>
          </table:table-cell>
        </table:table-row>
        <table:table-row table:style-name="ro1">
          <table:table-cell office:value-type="float" office:value="29979">
            <text:p>29979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58]*3.223/360" office:value-type="float" office:value="4.61068055555556">
            <text:p>4,611</text:p>
          </table:table-cell>
          <table:table-cell table:formula="of:=[.C58]*3.223/360" office:value-type="float" office:value="4.53905833333333">
            <text:p>4,539</text:p>
          </table:table-cell>
          <table:table-cell table:formula="of:=[.D58]*3.223/360" office:value-type="float" office:value="5.41643055555556">
            <text:p>5,416</text:p>
          </table:table-cell>
          <table:table-cell table:formula="of:=[.A58]/1000" office:value-type="float" office:value="29.979">
            <text:p>29,979</text:p>
          </table:table-cell>
          <table:table-cell table:formula="of:=[.E58]*9.8" office:value-type="float" office:value="45.1846694444445">
            <text:p>45,185</text:p>
          </table:table-cell>
          <table:table-cell table:formula="of:=[.F58]*9.8" office:value-type="float" office:value="44.4827716666667">
            <text:p>44,483</text:p>
          </table:table-cell>
          <table:table-cell table:formula="of:=[.G58]*9.8" office:value-type="float" office:value="53.0810194444444">
            <text:p>53,081</text:p>
          </table:table-cell>
        </table:table-row>
        <table:table-row table:style-name="ro1">
          <table:table-cell office:value-type="float" office:value="30230">
            <text:p>30230</text:p>
          </table:table-cell>
          <table:table-cell office:value-type="float" office:value="514">
            <text:p>514</text:p>
          </table:table-cell>
          <table:table-cell office:value-type="float" office:value="508">
            <text:p>508</text:p>
          </table:table-cell>
          <table:table-cell office:value-type="float" office:value="605">
            <text:p>605</text:p>
          </table:table-cell>
          <table:table-cell table:formula="of:=[.B59]*3.223/360" office:value-type="float" office:value="4.60172777777778">
            <text:p>4,602</text:p>
          </table:table-cell>
          <table:table-cell table:formula="of:=[.C59]*3.223/360" office:value-type="float" office:value="4.54801111111111">
            <text:p>4,548</text:p>
          </table:table-cell>
          <table:table-cell table:formula="of:=[.D59]*3.223/360" office:value-type="float" office:value="5.41643055555556">
            <text:p>5,416</text:p>
          </table:table-cell>
          <table:table-cell table:formula="of:=[.A59]/1000" office:value-type="float" office:value="30.23">
            <text:p>30,23</text:p>
          </table:table-cell>
          <table:table-cell table:formula="of:=[.E59]*9.8" office:value-type="float" office:value="45.0969322222222">
            <text:p>45,097</text:p>
          </table:table-cell>
          <table:table-cell table:formula="of:=[.F59]*9.8" office:value-type="float" office:value="44.5705088888889">
            <text:p>44,571</text:p>
          </table:table-cell>
          <table:table-cell table:formula="of:=[.G59]*9.8" office:value-type="float" office:value="53.0810194444444">
            <text:p>53,081</text:p>
          </table:table-cell>
        </table:table-row>
        <table:table-row table:style-name="ro1">
          <table:table-cell office:value-type="float" office:value="30482">
            <text:p>30482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0]*3.223/360" office:value-type="float" office:value="4.61068055555556">
            <text:p>4,611</text:p>
          </table:table-cell>
          <table:table-cell table:formula="of:=[.C60]*3.223/360" office:value-type="float" office:value="4.53905833333333">
            <text:p>4,539</text:p>
          </table:table-cell>
          <table:table-cell table:formula="of:=[.D60]*3.223/360" office:value-type="float" office:value="5.41643055555556">
            <text:p>5,416</text:p>
          </table:table-cell>
          <table:table-cell table:formula="of:=[.A60]/1000" office:value-type="float" office:value="30.482">
            <text:p>30,482</text:p>
          </table:table-cell>
          <table:table-cell table:formula="of:=[.E60]*9.8" office:value-type="float" office:value="45.1846694444445">
            <text:p>45,185</text:p>
          </table:table-cell>
          <table:table-cell table:formula="of:=[.F60]*9.8" office:value-type="float" office:value="44.4827716666667">
            <text:p>44,483</text:p>
          </table:table-cell>
          <table:table-cell table:formula="of:=[.G60]*9.8" office:value-type="float" office:value="53.0810194444444">
            <text:p>53,081</text:p>
          </table:table-cell>
        </table:table-row>
        <table:table-row table:style-name="ro1">
          <table:table-cell office:value-type="float" office:value="30733">
            <text:p>30733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1]*3.223/360" office:value-type="float" office:value="4.61068055555556">
            <text:p>4,611</text:p>
          </table:table-cell>
          <table:table-cell table:formula="of:=[.C61]*3.223/360" office:value-type="float" office:value="4.53905833333333">
            <text:p>4,539</text:p>
          </table:table-cell>
          <table:table-cell table:formula="of:=[.D61]*3.223/360" office:value-type="float" office:value="5.41643055555556">
            <text:p>5,416</text:p>
          </table:table-cell>
          <table:table-cell table:formula="of:=[.A61]/1000" office:value-type="float" office:value="30.733">
            <text:p>30,733</text:p>
          </table:table-cell>
          <table:table-cell table:formula="of:=[.E61]*9.8" office:value-type="float" office:value="45.1846694444445">
            <text:p>45,185</text:p>
          </table:table-cell>
          <table:table-cell table:formula="of:=[.F61]*9.8" office:value-type="float" office:value="44.4827716666667">
            <text:p>44,483</text:p>
          </table:table-cell>
          <table:table-cell table:formula="of:=[.G61]*9.8" office:value-type="float" office:value="53.0810194444444">
            <text:p>53,081</text:p>
          </table:table-cell>
        </table:table-row>
        <table:table-row table:style-name="ro1">
          <table:table-cell office:value-type="float" office:value="30984">
            <text:p>30984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2]*3.223/360" office:value-type="float" office:value="4.60172777777778">
            <text:p>4,602</text:p>
          </table:table-cell>
          <table:table-cell table:formula="of:=[.C62]*3.223/360" office:value-type="float" office:value="4.53905833333333">
            <text:p>4,539</text:p>
          </table:table-cell>
          <table:table-cell table:formula="of:=[.D62]*3.223/360" office:value-type="float" office:value="5.41643055555556">
            <text:p>5,416</text:p>
          </table:table-cell>
          <table:table-cell table:formula="of:=[.A62]/1000" office:value-type="float" office:value="30.984">
            <text:p>30,984</text:p>
          </table:table-cell>
          <table:table-cell table:formula="of:=[.E62]*9.8" office:value-type="float" office:value="45.0969322222222">
            <text:p>45,097</text:p>
          </table:table-cell>
          <table:table-cell table:formula="of:=[.F62]*9.8" office:value-type="float" office:value="44.4827716666667">
            <text:p>44,483</text:p>
          </table:table-cell>
          <table:table-cell table:formula="of:=[.G62]*9.8" office:value-type="float" office:value="53.0810194444444">
            <text:p>53,081</text:p>
          </table:table-cell>
        </table:table-row>
        <table:table-row table:style-name="ro1">
          <table:table-cell office:value-type="float" office:value="31236">
            <text:p>31236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3]*3.223/360" office:value-type="float" office:value="4.61068055555556">
            <text:p>4,611</text:p>
          </table:table-cell>
          <table:table-cell table:formula="of:=[.C63]*3.223/360" office:value-type="float" office:value="4.53905833333333">
            <text:p>4,539</text:p>
          </table:table-cell>
          <table:table-cell table:formula="of:=[.D63]*3.223/360" office:value-type="float" office:value="5.41643055555556">
            <text:p>5,416</text:p>
          </table:table-cell>
          <table:table-cell table:formula="of:=[.A63]/1000" office:value-type="float" office:value="31.236">
            <text:p>31,236</text:p>
          </table:table-cell>
          <table:table-cell table:formula="of:=[.E63]*9.8" office:value-type="float" office:value="45.1846694444445">
            <text:p>45,185</text:p>
          </table:table-cell>
          <table:table-cell table:formula="of:=[.F63]*9.8" office:value-type="float" office:value="44.4827716666667">
            <text:p>44,483</text:p>
          </table:table-cell>
          <table:table-cell table:formula="of:=[.G63]*9.8" office:value-type="float" office:value="53.0810194444444">
            <text:p>53,081</text:p>
          </table:table-cell>
        </table:table-row>
        <table:table-row table:style-name="ro1">
          <table:table-cell office:value-type="float" office:value="31486">
            <text:p>31486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6">
            <text:p>606</text:p>
          </table:table-cell>
          <table:table-cell table:formula="of:=[.B64]*3.223/360" office:value-type="float" office:value="4.61068055555556">
            <text:p>4,611</text:p>
          </table:table-cell>
          <table:table-cell table:formula="of:=[.C64]*3.223/360" office:value-type="float" office:value="4.53905833333333">
            <text:p>4,539</text:p>
          </table:table-cell>
          <table:table-cell table:formula="of:=[.D64]*3.223/360" office:value-type="float" office:value="5.42538333333333">
            <text:p>5,425</text:p>
          </table:table-cell>
          <table:table-cell table:formula="of:=[.A64]/1000" office:value-type="float" office:value="31.486">
            <text:p>31,486</text:p>
          </table:table-cell>
          <table:table-cell table:formula="of:=[.E64]*9.8" office:value-type="float" office:value="45.1846694444445">
            <text:p>45,185</text:p>
          </table:table-cell>
          <table:table-cell table:formula="of:=[.F64]*9.8" office:value-type="float" office:value="44.4827716666667">
            <text:p>44,483</text:p>
          </table:table-cell>
          <table:table-cell table:formula="of:=[.G64]*9.8" office:value-type="float" office:value="53.1687566666667">
            <text:p>53,169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5]*3.223/360" office:value-type="float" office:value="4.60172777777778">
            <text:p>4,602</text:p>
          </table:table-cell>
          <table:table-cell table:formula="of:=[.C65]*3.223/360" office:value-type="float" office:value="4.53905833333333">
            <text:p>4,539</text:p>
          </table:table-cell>
          <table:table-cell table:formula="of:=[.D65]*3.223/360" office:value-type="float" office:value="5.41643055555556">
            <text:p>5,416</text:p>
          </table:table-cell>
          <table:table-cell table:formula="of:=[.A65]/1000" office:value-type="float" office:value="31.737">
            <text:p>31,737</text:p>
          </table:table-cell>
          <table:table-cell table:formula="of:=[.E65]*9.8" office:value-type="float" office:value="45.0969322222222">
            <text:p>45,097</text:p>
          </table:table-cell>
          <table:table-cell table:formula="of:=[.F65]*9.8" office:value-type="float" office:value="44.4827716666667">
            <text:p>44,483</text:p>
          </table:table-cell>
          <table:table-cell table:formula="of:=[.G65]*9.8" office:value-type="float" office:value="53.0810194444444">
            <text:p>53,081</text:p>
          </table:table-cell>
        </table:table-row>
        <table:table-row table:style-name="ro1">
          <table:table-cell office:value-type="float" office:value="31989">
            <text:p>31989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6]*3.223/360" office:value-type="float" office:value="4.61068055555556">
            <text:p>4,611</text:p>
          </table:table-cell>
          <table:table-cell table:formula="of:=[.C66]*3.223/360" office:value-type="float" office:value="4.53905833333333">
            <text:p>4,539</text:p>
          </table:table-cell>
          <table:table-cell table:formula="of:=[.D66]*3.223/360" office:value-type="float" office:value="5.41643055555556">
            <text:p>5,416</text:p>
          </table:table-cell>
          <table:table-cell table:formula="of:=[.A66]/1000" office:value-type="float" office:value="31.989">
            <text:p>31,989</text:p>
          </table:table-cell>
          <table:table-cell table:formula="of:=[.E66]*9.8" office:value-type="float" office:value="45.1846694444445">
            <text:p>45,185</text:p>
          </table:table-cell>
          <table:table-cell table:formula="of:=[.F66]*9.8" office:value-type="float" office:value="44.4827716666667">
            <text:p>44,483</text:p>
          </table:table-cell>
          <table:table-cell table:formula="of:=[.G66]*9.8" office:value-type="float" office:value="53.0810194444444">
            <text:p>53,081</text:p>
          </table:table-cell>
        </table:table-row>
        <table:table-row table:style-name="ro1">
          <table:table-cell office:value-type="float" office:value="32240">
            <text:p>32240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605">
            <text:p>605</text:p>
          </table:table-cell>
          <table:table-cell table:formula="of:=[.B67]*3.223/360" office:value-type="float" office:value="4.60172777777778">
            <text:p>4,602</text:p>
          </table:table-cell>
          <table:table-cell table:formula="of:=[.C67]*3.223/360" office:value-type="float" office:value="4.53905833333333">
            <text:p>4,539</text:p>
          </table:table-cell>
          <table:table-cell table:formula="of:=[.D67]*3.223/360" office:value-type="float" office:value="5.41643055555556">
            <text:p>5,416</text:p>
          </table:table-cell>
          <table:table-cell table:formula="of:=[.A67]/1000" office:value-type="float" office:value="32.24">
            <text:p>32,24</text:p>
          </table:table-cell>
          <table:table-cell table:formula="of:=[.E67]*9.8" office:value-type="float" office:value="45.0969322222222">
            <text:p>45,097</text:p>
          </table:table-cell>
          <table:table-cell table:formula="of:=[.F67]*9.8" office:value-type="float" office:value="44.4827716666667">
            <text:p>44,483</text:p>
          </table:table-cell>
          <table:table-cell table:formula="of:=[.G67]*9.8" office:value-type="float" office:value="53.0810194444444">
            <text:p>53,0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3">
      <number:number number:decimal-places="9" number:min-integer-digits="1"/>
    </number:number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9/10/2015</text:date>, <text:time>22:58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22:58:48.07</dc:date>
    <dc:creator>Pepe Gonzalez Un pope en tu culo</dc:creator>
    <meta:generator>OpenOffice/4.1.0$Win32 OpenOffice.org_project/410m18$Build-9764</meta:generator>
    <meta:editing-duration>PT2M29S</meta:editing-duration>
    <meta:editing-cycles>1</meta:editing-cycles>
    <meta:document-statistic meta:table-count="1" meta:cell-count="7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15cm" svg:y="0.316cm" chart:style-name="ch2">
          <text:p>Medidas de aceleración</text:p>
        </chart:title>
        <chart:subtitle svg:x="6.475cm" svg:y="1.275cm" chart:style-name="ch3">
          <text:p>Sensor bocabajo</text:p>
        </chart:subtitle>
        <chart:legend chart:legend-position="end" svg:x="13.756cm" svg:y="3.664cm" style:legend-expansion="high" chart:style-name="ch4"/>
        <chart:plot-area chart:style-name="ch5" table:cell-range-address="Hoja1.H2:Hoja1.K67 Hoja1.I1:Hoja1.K1" chart:data-source-has-labels="both" svg:x="1.358cm" svg:y="2.318cm" svg:width="11.758cm" svg:height="5.494cm">
          <chartooo:coordinate-region svg:x="2.641cm" svg:y="2.531cm" svg:width="10.475cm" svg:height="3.999cm"/>
          <chart:axis chart:dimension="x" chart:name="primary-x" chart:style-name="ch6" chartooo:axis-type="auto">
            <chartooo:date-scale/>
            <chart:title svg:x="7.087cm" svg:y="7.993cm" chart:style-name="ch7">
              <text:p>s</text:p>
            </chart:title>
            <chart:categories table:cell-range-address="Hoja1.H2:Hoja1.H67"/>
          </chart:axis>
          <chart:axis chart:dimension="y" chart:name="primary-y" chart:style-name="ch8">
            <chart:title svg:x="0.451cm" svg:y="5.493cm" chart:style-name="ch9">
              <text:p>m/s2</text:p>
            </chart:title>
            <chart:grid chart:style-name="ch10" chart:class="major"/>
          </chart:axis>
          <chart:series chart:style-name="ch11" chart:values-cell-range-address="Hoja1.I2:Hoja1.I67" chart:label-cell-address="Hoja1.I1:Hoja1.I1" chart:class="chart:line">
            <chart:data-point chart:repeated="66"/>
          </chart:series>
          <chart:series chart:style-name="ch12" chart:values-cell-range-address="Hoja1.J2:Hoja1.J67" chart:label-cell-address="Hoja1.J1:Hoja1.J1" chart:class="chart:line">
            <chart:data-point chart:repeated="66"/>
          </chart:series>
          <chart:series chart:style-name="ch13" chart:values-cell-range-address="Hoja1.K2:Hoja1.K67" chart:label-cell-address="Hoja1.K1:Hoja1.K1" chart:class="chart:line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s2</text:p>
                <draw:g>
                  <svg:desc>Hoja1.I1:Hoja1.I1</svg:desc>
                </draw:g>
              </table:table-cell>
              <table:table-cell office:value-type="string">
                <text:p>Yms2</text:p>
                <draw:g>
                  <svg:desc>Hoja1.J1:Hoja1.J1</svg:desc>
                </draw:g>
              </table:table-cell>
              <table:table-cell office:value-type="string">
                <text:p>Zms2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float" office:value="15.911">
                <text:p>20</text:p>
                <draw:g>
                  <svg:desc>Hoja1.H2:Hoja1.H67</svg:desc>
                </draw:g>
              </table:table-cell>
              <table:table-cell office:value-type="float" office:value="29.5674438888889">
                <text:p>29.5674438888889</text:p>
                <draw:g>
                  <svg:desc>Hoja1.I2:Hoja1.I67</svg:desc>
                </draw:g>
              </table:table-cell>
              <table:table-cell office:value-type="float" office:value="29.7429183333333">
                <text:p>29.7429183333333</text:p>
                <draw:g>
                  <svg:desc>Hoja1.J2:Hoja1.J67</svg:desc>
                </draw:g>
              </table:table-cell>
              <table:table-cell office:value-type="float" office:value="36.8496333333333">
                <text:p>36.8496333333333</text:p>
                <draw:g>
                  <svg:desc>Hoja1.K2:Hoja1.K67</svg:desc>
                </draw:g>
              </table:table-cell>
            </table:table-row>
            <table:table-row>
              <table:table-cell office:value-type="float" office:value="16.162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413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665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916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167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5705088888889">
                <text:p>44.5705088888889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419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67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5705088888889">
                <text:p>44.5705088888889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921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172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423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5705088888889">
                <text:p>44.5705088888889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674">
                <text:p>20</text:p>
              </table:table-cell>
              <table:table-cell office:value-type="float" office:value="47.6413116666667">
                <text:p>47.6413116666667</text:p>
              </table:table-cell>
              <table:table-cell office:value-type="float" office:value="43.6931366666667">
                <text:p>43.6931366666667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18.926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177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428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68">
                <text:p>20</text:p>
              </table:table-cell>
              <table:table-cell office:value-type="float" office:value="46.9394138888889">
                <text:p>46.9394138888889</text:p>
              </table:table-cell>
              <table:table-cell office:value-type="float" office:value="44.3072972222222">
                <text:p>44.3072972222222</text:p>
              </table:table-cell>
              <table:table-cell office:value-type="float" office:value="53.2564938888889">
                <text:p>53.2564938888889</text:p>
              </table:table-cell>
            </table:table-row>
            <table:table-row>
              <table:table-cell office:value-type="float" office:value="19.931">
                <text:p>20</text:p>
              </table:table-cell>
              <table:table-cell office:value-type="float" office:value="50.53664">
                <text:p>50.53664</text:p>
              </table:table-cell>
              <table:table-cell office:value-type="float" office:value="42.4648155555556">
                <text:p>42.4648155555556</text:p>
              </table:table-cell>
              <table:table-cell office:value-type="float" office:value="53.3442311111111">
                <text:p>53.3442311111111</text:p>
              </table:table-cell>
            </table:table-row>
            <table:table-row>
              <table:table-cell office:value-type="float" office:value="20.182">
                <text:p>20</text:p>
              </table:table-cell>
              <table:table-cell office:value-type="float" office:value="51.5017494444444">
                <text:p>51.5017494444444</text:p>
              </table:table-cell>
              <table:table-cell office:value-type="float" office:value="39.0430638888889">
                <text:p>39.0430638888889</text:p>
              </table:table-cell>
              <table:table-cell office:value-type="float" office:value="46.8516766666667">
                <text:p>46.8516766666667</text:p>
              </table:table-cell>
            </table:table-row>
            <table:table-row>
              <table:table-cell office:value-type="float" office:value="20.433">
                <text:p>20</text:p>
              </table:table-cell>
              <table:table-cell office:value-type="float" office:value="50.53664">
                <text:p>50.53664</text:p>
              </table:table-cell>
              <table:table-cell office:value-type="float" office:value="40.7100711111111">
                <text:p>40.7100711111111</text:p>
              </table:table-cell>
              <table:table-cell office:value-type="float" office:value="38.6043777777778">
                <text:p>38.6043777777778</text:p>
              </table:table-cell>
            </table:table-row>
            <table:table-row>
              <table:table-cell office:value-type="float" office:value="20.684">
                <text:p>20</text:p>
              </table:table-cell>
              <table:table-cell office:value-type="float" office:value="44.3072972222222">
                <text:p>44.3072972222222</text:p>
              </table:table-cell>
              <table:table-cell office:value-type="float" office:value="43.1667133333333">
                <text:p>43.1667133333333</text:p>
              </table:table-cell>
              <table:table-cell office:value-type="float" office:value="36.7618961111111">
                <text:p>36.7618961111111</text:p>
              </table:table-cell>
            </table:table-row>
            <table:table-row>
              <table:table-cell office:value-type="float" office:value="20.935">
                <text:p>20</text:p>
              </table:table-cell>
              <table:table-cell office:value-type="float" office:value="41.1487572222222">
                <text:p>41.148757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35.8845238888889">
                <text:p>35.8845238888889</text:p>
              </table:table-cell>
            </table:table-row>
            <table:table-row>
              <table:table-cell office:value-type="float" office:value="21.187">
                <text:p>20</text:p>
              </table:table-cell>
              <table:table-cell office:value-type="float" office:value="42.1138666666667">
                <text:p>42.1138666666667</text:p>
              </table:table-cell>
              <table:table-cell office:value-type="float" office:value="44.21956">
                <text:p>44.21956</text:p>
              </table:table-cell>
              <table:table-cell office:value-type="float" office:value="36.8496333333333">
                <text:p>36.8496333333333</text:p>
              </table:table-cell>
            </table:table-row>
            <table:table-row>
              <table:table-cell office:value-type="float" office:value="21.438">
                <text:p>20</text:p>
              </table:table-cell>
              <table:table-cell office:value-type="float" office:value="41.9383922222222">
                <text:p>41.9383922222222</text:p>
              </table:table-cell>
              <table:table-cell office:value-type="float" office:value="43.5176622222222">
                <text:p>43.5176622222222</text:p>
              </table:table-cell>
              <table:table-cell office:value-type="float" office:value="35.7967866666667">
                <text:p>35.7967866666667</text:p>
              </table:table-cell>
            </table:table-row>
            <table:table-row>
              <table:table-cell office:value-type="float" office:value="21.689">
                <text:p>20</text:p>
              </table:table-cell>
              <table:table-cell office:value-type="float" office:value="41.7629177777778">
                <text:p>41.7629177777778</text:p>
              </table:table-cell>
              <table:table-cell office:value-type="float" office:value="43.5176622222222">
                <text:p>43.5176622222222</text:p>
              </table:table-cell>
              <table:table-cell office:value-type="float" office:value="35.3581005555556">
                <text:p>35.3581005555556</text:p>
              </table:table-cell>
            </table:table-row>
            <table:table-row>
              <table:table-cell office:value-type="float" office:value="21.941">
                <text:p>20</text:p>
              </table:table-cell>
              <table:table-cell office:value-type="float" office:value="40.271385">
                <text:p>40.271385</text:p>
              </table:table-cell>
              <table:table-cell office:value-type="float" office:value="42.8157644444444">
                <text:p>42.8157644444444</text:p>
              </table:table-cell>
              <table:table-cell office:value-type="float" office:value="36.9373705555556">
                <text:p>36.9373705555556</text:p>
              </table:table-cell>
            </table:table-row>
            <table:table-row>
              <table:table-cell office:value-type="float" office:value="22.192">
                <text:p>20</text:p>
              </table:table-cell>
              <table:table-cell office:value-type="float" office:value="42.4648155555556">
                <text:p>42.4648155555556</text:p>
              </table:table-cell>
              <table:table-cell office:value-type="float" office:value="41.7629177777778">
                <text:p>41.7629177777778</text:p>
              </table:table-cell>
              <table:table-cell office:value-type="float" office:value="35.9722611111111">
                <text:p>35.9722611111111</text:p>
              </table:table-cell>
            </table:table-row>
            <table:table-row>
              <table:table-cell office:value-type="float" office:value="22.443">
                <text:p>20</text:p>
              </table:table-cell>
              <table:table-cell office:value-type="float" office:value="41.1487572222222">
                <text:p>41.1487572222222</text:p>
              </table:table-cell>
              <table:table-cell office:value-type="float" office:value="41.3242316666667">
                <text:p>41.3242316666667</text:p>
              </table:table-cell>
              <table:table-cell office:value-type="float" office:value="35.7967866666667">
                <text:p>35.7967866666667</text:p>
              </table:table-cell>
            </table:table-row>
            <table:table-row>
              <table:table-cell office:value-type="float" office:value="22.694">
                <text:p>20</text:p>
              </table:table-cell>
              <table:table-cell office:value-type="float" office:value="40.5345966666667">
                <text:p>40.5345966666667</text:p>
              </table:table-cell>
              <table:table-cell office:value-type="float" office:value="42.64029">
                <text:p>42.64029</text:p>
              </table:table-cell>
              <table:table-cell office:value-type="float" office:value="36.5864216666667">
                <text:p>36.5864216666667</text:p>
              </table:table-cell>
            </table:table-row>
            <table:table-row>
              <table:table-cell office:value-type="float" office:value="22.945">
                <text:p>20</text:p>
              </table:table-cell>
              <table:table-cell office:value-type="float" office:value="41.7629177777778">
                <text:p>41.7629177777778</text:p>
              </table:table-cell>
              <table:table-cell office:value-type="float" office:value="35.3581005555556">
                <text:p>35.3581005555556</text:p>
              </table:table-cell>
              <table:table-cell office:value-type="float" office:value="41.4997061111111">
                <text:p>41.4997061111111</text:p>
              </table:table-cell>
            </table:table-row>
            <table:table-row>
              <table:table-cell office:value-type="float" office:value="23.196">
                <text:p>20</text:p>
              </table:table-cell>
              <table:table-cell office:value-type="float" office:value="42.7280272222222">
                <text:p>42.7280272222222</text:p>
              </table:table-cell>
              <table:table-cell office:value-type="float" office:value="35.6213122222222">
                <text:p>35.6213122222222</text:p>
              </table:table-cell>
              <table:table-cell office:value-type="float" office:value="46.3252533333333">
                <text:p>46.3252533333333</text:p>
              </table:table-cell>
            </table:table-row>
            <table:table-row>
              <table:table-cell office:value-type="float" office:value="23.448">
                <text:p>20</text:p>
              </table:table-cell>
              <table:table-cell office:value-type="float" office:value="43.0789761111111">
                <text:p>43.0789761111111</text:p>
              </table:table-cell>
              <table:table-cell office:value-type="float" office:value="39.6572244444444">
                <text:p>39.6572244444444</text:p>
              </table:table-cell>
              <table:table-cell office:value-type="float" office:value="53.5197055555556">
                <text:p>53.5197055555556</text:p>
              </table:table-cell>
            </table:table-row>
            <table:table-row>
              <table:table-cell office:value-type="float" office:value="23.699">
                <text:p>20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38.1656916666667">
                <text:p>38.1656916666667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3.95">
                <text:p>20</text:p>
              </table:table-cell>
              <table:table-cell office:value-type="float" office:value="41.7629177777778">
                <text:p>41.7629177777778</text:p>
              </table:table-cell>
              <table:table-cell office:value-type="float" office:value="46.588465">
                <text:p>46.588465</text:p>
              </table:table-cell>
              <table:table-cell office:value-type="float" office:value="50.6243772222222">
                <text:p>50.6243772222222</text:p>
              </table:table-cell>
            </table:table-row>
            <table:table-row>
              <table:table-cell office:value-type="float" office:value="24.202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4.453">
                <text:p>20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45.9743044444444">
                <text:p>45.9743044444444</text:p>
              </table:table-cell>
              <table:table-cell office:value-type="float" office:value="52.905545">
                <text:p>52.905545</text:p>
              </table:table-cell>
            </table:table-row>
            <table:table-row>
              <table:table-cell office:value-type="float" office:value="24.704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009195">
                <text:p>45.009195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24.955">
                <text:p>2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5.206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5.457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5.708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5.96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6.211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6.462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5705088888889">
                <text:p>44.5705088888889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6.714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6.964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7.215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7.467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7.718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7.969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8.221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8.472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8.723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8.975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9.225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9.476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9.728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29.979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0.23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5705088888889">
                <text:p>44.5705088888889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0.482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0.733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0.984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1.236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1.486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31.737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1.989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2.24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3.0810194444444">
                <text:p>53.081019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